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in-vout" table:style-name="ta1">
        <table:shapes>
          <draw:frame draw:z-index="0" draw:style-name="gr1" draw:text-style-name="P1" svg:width="185.34mm" svg:height="153.8mm" svg:x="203.21mm" svg:y="42.23mm">
            <loext:p draw:notify-on-update-of-ranges="'vin-vout'.B20:'vin-vout'.B20 'vin-vout'.B21:'vin-vout'.B868 'vin-vout'.C20:'vin-vout'.C20 'vin-vout'.C21:'vin-vout'.C868"/>
            <draw:object xlink:href="./Object 1" xlink:type="simple" xlink:show="embed" xlink:actuate="onLoad"/>
            <draw:image xlink:href="./ObjectReplacements/Object 1" xlink:type="simple" xlink:show="embed" xlink:actuate="onLoad"/>
            <svg:title>fds</svg:titl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VT("/VIN") (V)</text:p>
          </table:table-cell>
          <table:table-cell office:value-type="string" calcext:value-type="string">
            <text:p>VT("/VOUT") (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0.000000000025" calcext:value-type="float">
            <text:p>2.5E-11</text:p>
          </table:table-cell>
          <table:table-cell office:value-type="float" office:value="0.4501" calcext:value-type="float">
            <text:p>0.4501</text:p>
          </table:table-cell>
          <table:table-cell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0.00000000005" calcext:value-type="float">
            <text:p>5E-11</text:p>
          </table:table-cell>
          <table:table-cell office:value-type="float" office:value="0.4501" calcext:value-type="float">
            <text:p>0.4501</text:p>
          </table:table-cell>
          <table:table-cell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0.00000000013" calcext:value-type="float">
            <text:p>1.3E-10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0.000000000386" calcext:value-type="float">
            <text:p>3.86E-10</text:p>
          </table:table-cell>
          <table:table-cell office:value-type="float" office:value="0.4511" calcext:value-type="float">
            <text:p>0.4511</text:p>
          </table:table-cell>
          <table:table-cell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0.000000001205" calcext:value-type="float">
            <text:p>1.205E-09</text:p>
          </table:table-cell>
          <table:table-cell office:value-type="float" office:value="0.4534" calcext:value-type="float">
            <text:p>0.4534</text:p>
          </table:table-cell>
          <table:table-cell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0.000000003827" calcext:value-type="float">
            <text:p>3.827E-09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0.00000001222" calcext:value-type="float">
            <text:p>1.222E-08</text:p>
          </table:table-cell>
          <table:table-cell office:value-type="float" office:value="0.4845" calcext:value-type="float">
            <text:p>0.4845</text:p>
          </table:table-cell>
          <table:table-cell office:value-type="float" office:value="0.4461" calcext:value-type="float">
            <text:p>0.4461</text:p>
          </table:table-cell>
        </table:table-row>
        <table:table-row table:style-name="ro1">
          <table:table-cell office:value-type="float" office:value="0.00000003906" calcext:value-type="float">
            <text:p>3.906E-08</text:p>
          </table:table-cell>
          <table:table-cell office:value-type="float" office:value="0.5602" calcext:value-type="float">
            <text:p>0.560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00000008823" calcext:value-type="float">
            <text:p>8.823E-08</text:p>
          </table:table-cell>
          <table:table-cell office:value-type="float" office:value="0.6963" calcext:value-type="float">
            <text:p>0.6963</text:p>
          </table:table-cell>
          <table:table-cell office:value-type="float" office:value="0.5106" calcext:value-type="float">
            <text:p>0.5106</text:p>
          </table:table-cell>
        </table:table-row>
        <table:table-row table:style-name="ro1">
          <table:table-cell office:value-type="float" office:value="0.0000001219" calcext:value-type="float">
            <text:p>1.219E-07</text:p>
          </table:table-cell>
          <table:table-cell office:value-type="float" office:value="0.7862" calcext:value-type="float">
            <text:p>0.7862</text:p>
          </table:table-cell>
          <table:table-cell office:value-type="float" office:value="0.5907" calcext:value-type="float">
            <text:p>0.5907</text:p>
          </table:table-cell>
        </table:table-row>
        <table:table-row table:style-name="ro1">
          <table:table-cell office:value-type="float" office:value="0.0000002201" calcext:value-type="float">
            <text:p>2.201E-07</text:p>
          </table:table-cell>
          <table:table-cell office:value-type="float" office:value="1.024" calcext:value-type="float">
            <text:p>1.024</text:p>
          </table:table-cell>
          <table:table-cell office:value-type="float" office:value="0.8218" calcext:value-type="float">
            <text:p>0.8218</text:p>
          </table:table-cell>
        </table:table-row>
        <table:table-row table:style-name="ro1">
          <table:table-cell office:value-type="float" office:value="0.000000255" calcext:value-type="float">
            <text:p>2.55E-07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8" calcext:value-type="float">
            <text:p>0.8888</text:p>
          </table:table-cell>
        </table:table-row>
        <table:table-row table:style-name="ro1">
          <table:table-cell office:value-type="float" office:value="0.0000002662" calcext:value-type="float">
            <text:p>2.662E-07</text:p>
          </table:table-cell>
          <table:table-cell office:value-type="float" office:value="1.118" calcext:value-type="float">
            <text:p>1.118</text:p>
          </table:table-cell>
          <table:table-cell office:value-type="float" office:value="0.8976" calcext:value-type="float">
            <text:p>0.8976</text:p>
          </table:table-cell>
        </table:table-row>
        <table:table-row table:style-name="ro1">
          <table:table-cell office:value-type="float" office:value="0.0000002783" calcext:value-type="float">
            <text:p>2.783E-07</text:p>
          </table:table-cell>
          <table:table-cell office:value-type="float" office:value="1.14" calcext:value-type="float">
            <text:p>1.14</text:p>
          </table:table-cell>
          <table:table-cell office:value-type="float" office:value="0.9007" calcext:value-type="float">
            <text:p>0.9007</text:p>
          </table:table-cell>
        </table:table-row>
        <table:table-row table:style-name="ro1">
          <table:table-cell office:value-type="float" office:value="0.0000003" calcext:value-type="float">
            <text:p>3E-07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7" calcext:value-type="float">
            <text:p>0.8997</text:p>
          </table:table-cell>
        </table:table-row>
        <table:table-row table:style-name="ro1">
          <table:table-cell office:value-type="float" office:value="0.0000003154" calcext:value-type="float">
            <text:p>3.154E-07</text:p>
          </table:table-cell>
          <table:table-cell office:value-type="float" office:value="1.203" calcext:value-type="float">
            <text:p>1.2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03379" calcext:value-type="float">
            <text:p>3.379E-07</text:p>
          </table:table-cell>
          <table:table-cell office:value-type="float" office:value="1.236" calcext:value-type="float">
            <text:p>1.2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04037" calcext:value-type="float">
            <text:p>4.037E-07</text:p>
          </table:table-cell>
          <table:table-cell office:value-type="float" office:value="1.309" calcext:value-type="float">
            <text:p>1.30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05" calcext:value-type="float">
            <text:p>5E-07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05137" calcext:value-type="float">
            <text:p>5.137E-07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0535" calcext:value-type="float">
            <text:p>5.35E-07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06031" calcext:value-type="float">
            <text:p>6.031E-07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07" calcext:value-type="float">
            <text:p>7E-07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07148" calcext:value-type="float">
            <text:p>7.148E-07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0737" calcext:value-type="float">
            <text:p>7.37E-07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08082" calcext:value-type="float">
            <text:p>8.082E-07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008955" calcext:value-type="float">
            <text:p>8.955E-07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009519" calcext:value-type="float">
            <text:p>9.519E-07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01034" calcext:value-type="float">
            <text:p>1.034E-06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01071" calcext:value-type="float">
            <text:p>1.071E-06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9" calcext:value-type="float">
            <text:p>0.4329</text:p>
          </table:table-cell>
        </table:table-row>
        <table:table-row table:style-name="ro1">
          <table:table-cell office:value-type="float" office:value="0.000001166" calcext:value-type="float">
            <text:p>1.166E-06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01243" calcext:value-type="float">
            <text:p>1.243E-06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013" calcext:value-type="float">
            <text:p>1.3E-06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01324" calcext:value-type="float">
            <text:p>1.324E-06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" calcext:value-type="float">
            <text:p>-6.9E-05</text:p>
          </table:table-cell>
        </table:table-row>
        <table:table-row table:style-name="ro1">
          <table:table-cell office:value-type="float" office:value="0.000001339" calcext:value-type="float">
            <text:p>1.339E-06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01387" calcext:value-type="float">
            <text:p>1.387E-06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7" calcext:value-type="float">
            <text:p>-3.627E-05</text:p>
          </table:table-cell>
        </table:table-row>
        <table:table-row table:style-name="ro1">
          <table:table-cell office:value-type="float" office:value="0.000001468" calcext:value-type="float">
            <text:p>1.468E-06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5" calcext:value-type="float">
            <text:p>3.335E-05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01513" calcext:value-type="float">
            <text:p>1.513E-06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01535" calcext:value-type="float">
            <text:p>1.535E-06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01605" calcext:value-type="float">
            <text:p>1.605E-06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017" calcext:value-type="float">
            <text:p>1.7E-06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01715" calcext:value-type="float">
            <text:p>1.715E-06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01737" calcext:value-type="float">
            <text:p>1.737E-06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01808" calcext:value-type="float">
            <text:p>1.808E-06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9" calcext:value-type="float">
            <text:p>9.9E-05</text:p>
          </table:table-cell>
        </table:table-row>
        <table:table-row table:style-name="ro1">
          <table:table-cell office:value-type="float" office:value="0.000001895" calcext:value-type="float">
            <text:p>1.895E-06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01958" calcext:value-type="float">
            <text:p>1.958E-06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02" calcext:value-type="float">
            <text:p>2E-06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0.000002046" calcext:value-type="float">
            <text:p>2.046E-06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000002074" calcext:value-type="float">
            <text:p>2.074E-06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0.000002162" calcext:value-type="float">
            <text:p>2.162E-06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0.00000224" calcext:value-type="float">
            <text:p>2.24E-06</text:p>
          </table:table-cell>
          <table:table-cell office:value-type="float" office:value="1.065" calcext:value-type="float">
            <text:p>1.065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0.000002255" calcext:value-type="float">
            <text:p>2.255E-06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000002261" calcext:value-type="float">
            <text:p>2.261E-06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0.000002265" calcext:value-type="float">
            <text:p>2.265E-06</text:p>
          </table:table-cell>
          <table:table-cell office:value-type="float" office:value="1.115" calcext:value-type="float">
            <text:p>1.115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0.000002275" calcext:value-type="float">
            <text:p>2.275E-06</text:p>
          </table:table-cell>
          <table:table-cell office:value-type="float" office:value="1.135" calcext:value-type="float">
            <text:p>1.135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float" office:value="0.0000023" calcext:value-type="float">
            <text:p>2.3E-06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02312" calcext:value-type="float">
            <text:p>2.312E-06</text:p>
          </table:table-cell>
          <table:table-cell office:value-type="float" office:value="1.198" calcext:value-type="float">
            <text:p>1.1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2337" calcext:value-type="float">
            <text:p>2.337E-06</text:p>
          </table:table-cell>
          <table:table-cell office:value-type="float" office:value="1.235" calcext:value-type="float">
            <text:p>1.2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2412" calcext:value-type="float">
            <text:p>2.412E-06</text:p>
          </table:table-cell>
          <table:table-cell office:value-type="float" office:value="1.316" calcext:value-type="float">
            <text:p>1.3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25" calcext:value-type="float">
            <text:p>2.5E-06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2514" calcext:value-type="float">
            <text:p>2.514E-06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2535" calcext:value-type="float">
            <text:p>2.535E-06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2603" calcext:value-type="float">
            <text:p>2.603E-06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27" calcext:value-type="float">
            <text:p>2.7E-06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2715" calcext:value-type="float">
            <text:p>2.715E-06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2737" calcext:value-type="float">
            <text:p>2.737E-06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2808" calcext:value-type="float">
            <text:p>2.808E-06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02895" calcext:value-type="float">
            <text:p>2.895E-06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02952" calcext:value-type="float">
            <text:p>2.952E-06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03" calcext:value-type="float">
            <text:p>3E-06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03034" calcext:value-type="float">
            <text:p>3.034E-06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03071" calcext:value-type="float">
            <text:p>3.071E-06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0.000003166" calcext:value-type="float">
            <text:p>3.166E-06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03243" calcext:value-type="float">
            <text:p>3.243E-06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033" calcext:value-type="float">
            <text:p>3.3E-06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03324" calcext:value-type="float">
            <text:p>3.324E-06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01" calcext:value-type="float">
            <text:p>-6.901E-05</text:p>
          </table:table-cell>
        </table:table-row>
        <table:table-row table:style-name="ro1">
          <table:table-cell office:value-type="float" office:value="0.000003339" calcext:value-type="float">
            <text:p>3.339E-06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03387" calcext:value-type="float">
            <text:p>3.387E-06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8" calcext:value-type="float">
            <text:p>-3.628E-05</text:p>
          </table:table-cell>
        </table:table-row>
        <table:table-row table:style-name="ro1">
          <table:table-cell office:value-type="float" office:value="0.000003468" calcext:value-type="float">
            <text:p>3.468E-06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6" calcext:value-type="float">
            <text:p>3.336E-05</text:p>
          </table:table-cell>
        </table:table-row>
        <table:table-row table:style-name="ro1">
          <table:table-cell office:value-type="float" office:value="0.0000035" calcext:value-type="float">
            <text:p>3.5E-06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03513" calcext:value-type="float">
            <text:p>3.513E-06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03535" calcext:value-type="float">
            <text:p>3.535E-06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03605" calcext:value-type="float">
            <text:p>3.605E-06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037" calcext:value-type="float">
            <text:p>3.7E-06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03715" calcext:value-type="float">
            <text:p>3.715E-06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03737" calcext:value-type="float">
            <text:p>3.737E-06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03808" calcext:value-type="float">
            <text:p>3.808E-06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899" calcext:value-type="float">
            <text:p>9.899E-05</text:p>
          </table:table-cell>
        </table:table-row>
        <table:table-row table:style-name="ro1">
          <table:table-cell office:value-type="float" office:value="0.000003895" calcext:value-type="float">
            <text:p>3.895E-06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03958" calcext:value-type="float">
            <text:p>3.958E-06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04" calcext:value-type="float">
            <text:p>4E-06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0.000004046" calcext:value-type="float">
            <text:p>4.046E-06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000004074" calcext:value-type="float">
            <text:p>4.074E-06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0.000004162" calcext:value-type="float">
            <text:p>4.162E-06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0.00000424" calcext:value-type="float">
            <text:p>4.24E-06</text:p>
          </table:table-cell>
          <table:table-cell office:value-type="float" office:value="1.065" calcext:value-type="float">
            <text:p>1.065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0.000004255" calcext:value-type="float">
            <text:p>4.255E-06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000004261" calcext:value-type="float">
            <text:p>4.261E-06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0.000004265" calcext:value-type="float">
            <text:p>4.265E-06</text:p>
          </table:table-cell>
          <table:table-cell office:value-type="float" office:value="1.115" calcext:value-type="float">
            <text:p>1.115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0.000004275" calcext:value-type="float">
            <text:p>4.275E-06</text:p>
          </table:table-cell>
          <table:table-cell office:value-type="float" office:value="1.135" calcext:value-type="float">
            <text:p>1.135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float" office:value="0.0000043" calcext:value-type="float">
            <text:p>4.3E-06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04312" calcext:value-type="float">
            <text:p>4.312E-06</text:p>
          </table:table-cell>
          <table:table-cell office:value-type="float" office:value="1.198" calcext:value-type="float">
            <text:p>1.1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4337" calcext:value-type="float">
            <text:p>4.337E-06</text:p>
          </table:table-cell>
          <table:table-cell office:value-type="float" office:value="1.235" calcext:value-type="float">
            <text:p>1.2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4412" calcext:value-type="float">
            <text:p>4.412E-06</text:p>
          </table:table-cell>
          <table:table-cell office:value-type="float" office:value="1.316" calcext:value-type="float">
            <text:p>1.3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45" calcext:value-type="float">
            <text:p>4.5E-06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4514" calcext:value-type="float">
            <text:p>4.514E-06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4535" calcext:value-type="float">
            <text:p>4.535E-06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4603" calcext:value-type="float">
            <text:p>4.603E-06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47" calcext:value-type="float">
            <text:p>4.7E-06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4715" calcext:value-type="float">
            <text:p>4.715E-06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4737" calcext:value-type="float">
            <text:p>4.737E-06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4808" calcext:value-type="float">
            <text:p>4.808E-06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04895" calcext:value-type="float">
            <text:p>4.895E-06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04952" calcext:value-type="float">
            <text:p>4.952E-06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05" calcext:value-type="float">
            <text:p>5E-06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05034" calcext:value-type="float">
            <text:p>5.034E-06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05071" calcext:value-type="float">
            <text:p>5.071E-06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0.000005166" calcext:value-type="float">
            <text:p>5.166E-06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05243" calcext:value-type="float">
            <text:p>5.243E-06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053" calcext:value-type="float">
            <text:p>5.3E-06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05324" calcext:value-type="float">
            <text:p>5.324E-06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01" calcext:value-type="float">
            <text:p>-6.901E-05</text:p>
          </table:table-cell>
        </table:table-row>
        <table:table-row table:style-name="ro1">
          <table:table-cell office:value-type="float" office:value="0.000005339" calcext:value-type="float">
            <text:p>5.339E-06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05387" calcext:value-type="float">
            <text:p>5.387E-06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8" calcext:value-type="float">
            <text:p>-3.628E-05</text:p>
          </table:table-cell>
        </table:table-row>
        <table:table-row table:style-name="ro1">
          <table:table-cell office:value-type="float" office:value="0.000005468" calcext:value-type="float">
            <text:p>5.468E-06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6" calcext:value-type="float">
            <text:p>3.336E-05</text:p>
          </table:table-cell>
        </table:table-row>
        <table:table-row table:style-name="ro1">
          <table:table-cell office:value-type="float" office:value="0.0000055" calcext:value-type="float">
            <text:p>5.5E-06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05513" calcext:value-type="float">
            <text:p>5.513E-06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05535" calcext:value-type="float">
            <text:p>5.535E-06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05605" calcext:value-type="float">
            <text:p>5.605E-06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057" calcext:value-type="float">
            <text:p>5.7E-06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05715" calcext:value-type="float">
            <text:p>5.715E-06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05737" calcext:value-type="float">
            <text:p>5.737E-06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05808" calcext:value-type="float">
            <text:p>5.808E-06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899" calcext:value-type="float">
            <text:p>9.899E-05</text:p>
          </table:table-cell>
        </table:table-row>
        <table:table-row table:style-name="ro1">
          <table:table-cell office:value-type="float" office:value="0.000005895" calcext:value-type="float">
            <text:p>5.895E-06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05958" calcext:value-type="float">
            <text:p>5.958E-06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06" calcext:value-type="float">
            <text:p>6E-06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0.000006046" calcext:value-type="float">
            <text:p>6.046E-06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000006074" calcext:value-type="float">
            <text:p>6.074E-06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0.000006162" calcext:value-type="float">
            <text:p>6.162E-06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0.00000624" calcext:value-type="float">
            <text:p>6.24E-06</text:p>
          </table:table-cell>
          <table:table-cell office:value-type="float" office:value="1.065" calcext:value-type="float">
            <text:p>1.065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0.000006255" calcext:value-type="float">
            <text:p>6.255E-06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000006261" calcext:value-type="float">
            <text:p>6.261E-06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0.000006265" calcext:value-type="float">
            <text:p>6.265E-06</text:p>
          </table:table-cell>
          <table:table-cell office:value-type="float" office:value="1.115" calcext:value-type="float">
            <text:p>1.115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0.000006275" calcext:value-type="float">
            <text:p>6.275E-06</text:p>
          </table:table-cell>
          <table:table-cell office:value-type="float" office:value="1.135" calcext:value-type="float">
            <text:p>1.135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float" office:value="0.0000063" calcext:value-type="float">
            <text:p>6.3E-06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06312" calcext:value-type="float">
            <text:p>6.312E-06</text:p>
          </table:table-cell>
          <table:table-cell office:value-type="float" office:value="1.198" calcext:value-type="float">
            <text:p>1.1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6337" calcext:value-type="float">
            <text:p>6.337E-06</text:p>
          </table:table-cell>
          <table:table-cell office:value-type="float" office:value="1.235" calcext:value-type="float">
            <text:p>1.2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6412" calcext:value-type="float">
            <text:p>6.412E-06</text:p>
          </table:table-cell>
          <table:table-cell office:value-type="float" office:value="1.316" calcext:value-type="float">
            <text:p>1.3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65" calcext:value-type="float">
            <text:p>6.5E-06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6514" calcext:value-type="float">
            <text:p>6.514E-06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6535" calcext:value-type="float">
            <text:p>6.535E-06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6603" calcext:value-type="float">
            <text:p>6.603E-06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67" calcext:value-type="float">
            <text:p>6.7E-06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6715" calcext:value-type="float">
            <text:p>6.715E-06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6737" calcext:value-type="float">
            <text:p>6.737E-06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6808" calcext:value-type="float">
            <text:p>6.808E-06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06895" calcext:value-type="float">
            <text:p>6.895E-06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06952" calcext:value-type="float">
            <text:p>6.952E-06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07" calcext:value-type="float">
            <text:p>7E-06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07034" calcext:value-type="float">
            <text:p>7.034E-06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07071" calcext:value-type="float">
            <text:p>7.071E-06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0.000007166" calcext:value-type="float">
            <text:p>7.166E-06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07243" calcext:value-type="float">
            <text:p>7.243E-06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073" calcext:value-type="float">
            <text:p>7.3E-06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07324" calcext:value-type="float">
            <text:p>7.324E-06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01" calcext:value-type="float">
            <text:p>-6.901E-05</text:p>
          </table:table-cell>
        </table:table-row>
        <table:table-row table:style-name="ro1">
          <table:table-cell office:value-type="float" office:value="0.000007339" calcext:value-type="float">
            <text:p>7.339E-06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07387" calcext:value-type="float">
            <text:p>7.387E-06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8" calcext:value-type="float">
            <text:p>-3.628E-05</text:p>
          </table:table-cell>
        </table:table-row>
        <table:table-row table:style-name="ro1">
          <table:table-cell office:value-type="float" office:value="0.000007468" calcext:value-type="float">
            <text:p>7.468E-06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6" calcext:value-type="float">
            <text:p>3.336E-05</text:p>
          </table:table-cell>
        </table:table-row>
        <table:table-row table:style-name="ro1">
          <table:table-cell office:value-type="float" office:value="0.0000075" calcext:value-type="float">
            <text:p>7.5E-06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07513" calcext:value-type="float">
            <text:p>7.513E-06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07535" calcext:value-type="float">
            <text:p>7.535E-06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07605" calcext:value-type="float">
            <text:p>7.605E-06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077" calcext:value-type="float">
            <text:p>7.7E-06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07715" calcext:value-type="float">
            <text:p>7.715E-06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07737" calcext:value-type="float">
            <text:p>7.737E-06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07808" calcext:value-type="float">
            <text:p>7.808E-06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899" calcext:value-type="float">
            <text:p>9.899E-05</text:p>
          </table:table-cell>
        </table:table-row>
        <table:table-row table:style-name="ro1">
          <table:table-cell office:value-type="float" office:value="0.000007895" calcext:value-type="float">
            <text:p>7.895E-06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07958" calcext:value-type="float">
            <text:p>7.958E-06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08" calcext:value-type="float">
            <text:p>8E-06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0.000008046" calcext:value-type="float">
            <text:p>8.046E-06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000008074" calcext:value-type="float">
            <text:p>8.074E-06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0.000008162" calcext:value-type="float">
            <text:p>8.162E-06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0.00000824" calcext:value-type="float">
            <text:p>8.24E-06</text:p>
          </table:table-cell>
          <table:table-cell office:value-type="float" office:value="1.065" calcext:value-type="float">
            <text:p>1.065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0.000008255" calcext:value-type="float">
            <text:p>8.255E-06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000008261" calcext:value-type="float">
            <text:p>8.261E-06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0.000008265" calcext:value-type="float">
            <text:p>8.265E-06</text:p>
          </table:table-cell>
          <table:table-cell office:value-type="float" office:value="1.115" calcext:value-type="float">
            <text:p>1.115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0.000008275" calcext:value-type="float">
            <text:p>8.275E-06</text:p>
          </table:table-cell>
          <table:table-cell office:value-type="float" office:value="1.135" calcext:value-type="float">
            <text:p>1.135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float" office:value="0.0000083" calcext:value-type="float">
            <text:p>8.3E-06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08312" calcext:value-type="float">
            <text:p>8.312E-06</text:p>
          </table:table-cell>
          <table:table-cell office:value-type="float" office:value="1.198" calcext:value-type="float">
            <text:p>1.1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8337" calcext:value-type="float">
            <text:p>8.337E-06</text:p>
          </table:table-cell>
          <table:table-cell office:value-type="float" office:value="1.235" calcext:value-type="float">
            <text:p>1.2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8412" calcext:value-type="float">
            <text:p>8.412E-06</text:p>
          </table:table-cell>
          <table:table-cell office:value-type="float" office:value="1.316" calcext:value-type="float">
            <text:p>1.3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85" calcext:value-type="float">
            <text:p>8.5E-06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8514" calcext:value-type="float">
            <text:p>8.514E-06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8535" calcext:value-type="float">
            <text:p>8.535E-06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8603" calcext:value-type="float">
            <text:p>8.603E-06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87" calcext:value-type="float">
            <text:p>8.7E-06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8715" calcext:value-type="float">
            <text:p>8.715E-06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8737" calcext:value-type="float">
            <text:p>8.737E-06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8808" calcext:value-type="float">
            <text:p>8.808E-06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08895" calcext:value-type="float">
            <text:p>8.895E-06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08952" calcext:value-type="float">
            <text:p>8.952E-06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09" calcext:value-type="float">
            <text:p>9E-06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09034" calcext:value-type="float">
            <text:p>9.034E-06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09071" calcext:value-type="float">
            <text:p>9.071E-06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0.000009166" calcext:value-type="float">
            <text:p>9.166E-06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09243" calcext:value-type="float">
            <text:p>9.243E-06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093" calcext:value-type="float">
            <text:p>9.3E-06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09324" calcext:value-type="float">
            <text:p>9.324E-06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01" calcext:value-type="float">
            <text:p>-6.901E-05</text:p>
          </table:table-cell>
        </table:table-row>
        <table:table-row table:style-name="ro1">
          <table:table-cell office:value-type="float" office:value="0.000009339" calcext:value-type="float">
            <text:p>9.339E-06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09387" calcext:value-type="float">
            <text:p>9.387E-06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8" calcext:value-type="float">
            <text:p>-3.628E-05</text:p>
          </table:table-cell>
        </table:table-row>
        <table:table-row table:style-name="ro1">
          <table:table-cell office:value-type="float" office:value="0.000009468" calcext:value-type="float">
            <text:p>9.468E-06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6" calcext:value-type="float">
            <text:p>3.336E-05</text:p>
          </table:table-cell>
        </table:table-row>
        <table:table-row table:style-name="ro1">
          <table:table-cell office:value-type="float" office:value="0.0000095" calcext:value-type="float">
            <text:p>9.5E-06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09513" calcext:value-type="float">
            <text:p>9.513E-06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09535" calcext:value-type="float">
            <text:p>9.535E-06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09605" calcext:value-type="float">
            <text:p>9.605E-06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097" calcext:value-type="float">
            <text:p>9.7E-06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09715" calcext:value-type="float">
            <text:p>9.715E-06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09737" calcext:value-type="float">
            <text:p>9.737E-06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09808" calcext:value-type="float">
            <text:p>9.808E-06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899" calcext:value-type="float">
            <text:p>9.899E-05</text:p>
          </table:table-cell>
        </table:table-row>
        <table:table-row table:style-name="ro1">
          <table:table-cell office:value-type="float" office:value="0.000009895" calcext:value-type="float">
            <text:p>9.895E-06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09958" calcext:value-type="float">
            <text:p>9.958E-06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0.00001005" calcext:value-type="float">
            <text:p>1.005E-05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00001007" calcext:value-type="float">
            <text:p>1.007E-05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0.00001016" calcext:value-type="float">
            <text:p>1.016E-05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0.00001024" calcext:value-type="float">
            <text:p>1.024E-05</text:p>
          </table:table-cell>
          <table:table-cell office:value-type="float" office:value="1.065" calcext:value-type="float">
            <text:p>1.065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0.00001025" calcext:value-type="float">
            <text:p>1.025E-05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00001026" calcext:value-type="float">
            <text:p>1.026E-05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0.00001026" calcext:value-type="float">
            <text:p>1.026E-05</text:p>
          </table:table-cell>
          <table:table-cell office:value-type="float" office:value="1.115" calcext:value-type="float">
            <text:p>1.115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0.00001028" calcext:value-type="float">
            <text:p>1.028E-05</text:p>
          </table:table-cell>
          <table:table-cell office:value-type="float" office:value="1.135" calcext:value-type="float">
            <text:p>1.135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float" office:value="0.0000103" calcext:value-type="float">
            <text:p>1.03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1031" calcext:value-type="float">
            <text:p>1.031E-05</text:p>
          </table:table-cell>
          <table:table-cell office:value-type="float" office:value="1.198" calcext:value-type="float">
            <text:p>1.1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034" calcext:value-type="float">
            <text:p>1.034E-05</text:p>
          </table:table-cell>
          <table:table-cell office:value-type="float" office:value="1.235" calcext:value-type="float">
            <text:p>1.2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041" calcext:value-type="float">
            <text:p>1.041E-05</text:p>
          </table:table-cell>
          <table:table-cell office:value-type="float" office:value="1.316" calcext:value-type="float">
            <text:p>1.3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05" calcext:value-type="float">
            <text:p>1.05E-05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051" calcext:value-type="float">
            <text:p>1.051E-05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053" calcext:value-type="float">
            <text:p>1.053E-05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06" calcext:value-type="float">
            <text:p>1.06E-05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07" calcext:value-type="float">
            <text:p>1.07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071" calcext:value-type="float">
            <text:p>1.071E-05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074" calcext:value-type="float">
            <text:p>1.074E-05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081" calcext:value-type="float">
            <text:p>1.081E-05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109" calcext:value-type="float">
            <text:p>1.09E-05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1095" calcext:value-type="float">
            <text:p>1.095E-0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11" calcext:value-type="float">
            <text:p>1.1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1103" calcext:value-type="float">
            <text:p>1.103E-05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1107" calcext:value-type="float">
            <text:p>1.107E-0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0.00001117" calcext:value-type="float">
            <text:p>1.117E-05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1124" calcext:value-type="float">
            <text:p>1.124E-05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113" calcext:value-type="float">
            <text:p>1.13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1132" calcext:value-type="float">
            <text:p>1.132E-05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01" calcext:value-type="float">
            <text:p>-6.901E-05</text:p>
          </table:table-cell>
        </table:table-row>
        <table:table-row table:style-name="ro1">
          <table:table-cell office:value-type="float" office:value="0.00001134" calcext:value-type="float">
            <text:p>1.134E-05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1139" calcext:value-type="float">
            <text:p>1.139E-05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8" calcext:value-type="float">
            <text:p>-3.628E-05</text:p>
          </table:table-cell>
        </table:table-row>
        <table:table-row table:style-name="ro1">
          <table:table-cell office:value-type="float" office:value="0.00001147" calcext:value-type="float">
            <text:p>1.147E-05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6" calcext:value-type="float">
            <text:p>3.336E-05</text:p>
          </table:table-cell>
        </table:table-row>
        <table:table-row table:style-name="ro1">
          <table:table-cell office:value-type="float" office:value="0.0000115" calcext:value-type="float">
            <text:p>1.15E-05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1151" calcext:value-type="float">
            <text:p>1.151E-05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1153" calcext:value-type="float">
            <text:p>1.153E-05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116" calcext:value-type="float">
            <text:p>1.16E-05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117" calcext:value-type="float">
            <text:p>1.17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1171" calcext:value-type="float">
            <text:p>1.171E-05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1174" calcext:value-type="float">
            <text:p>1.174E-05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1181" calcext:value-type="float">
            <text:p>1.181E-05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899" calcext:value-type="float">
            <text:p>9.899E-05</text:p>
          </table:table-cell>
        </table:table-row>
        <table:table-row table:style-name="ro1">
          <table:table-cell office:value-type="float" office:value="0.0000119" calcext:value-type="float">
            <text:p>1.19E-05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1196" calcext:value-type="float">
            <text:p>1.196E-0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12" calcext:value-type="float">
            <text:p>1.2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0.00001205" calcext:value-type="float">
            <text:p>1.205E-05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00001207" calcext:value-type="float">
            <text:p>1.207E-05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0.00001216" calcext:value-type="float">
            <text:p>1.216E-05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0.00001224" calcext:value-type="float">
            <text:p>1.224E-05</text:p>
          </table:table-cell>
          <table:table-cell office:value-type="float" office:value="1.065" calcext:value-type="float">
            <text:p>1.065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0.00001225" calcext:value-type="float">
            <text:p>1.225E-05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00001226" calcext:value-type="float">
            <text:p>1.226E-05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0.00001226" calcext:value-type="float">
            <text:p>1.226E-05</text:p>
          </table:table-cell>
          <table:table-cell office:value-type="float" office:value="1.115" calcext:value-type="float">
            <text:p>1.115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0.00001228" calcext:value-type="float">
            <text:p>1.228E-05</text:p>
          </table:table-cell>
          <table:table-cell office:value-type="float" office:value="1.135" calcext:value-type="float">
            <text:p>1.135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float" office:value="0.0000123" calcext:value-type="float">
            <text:p>1.23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1231" calcext:value-type="float">
            <text:p>1.231E-05</text:p>
          </table:table-cell>
          <table:table-cell office:value-type="float" office:value="1.198" calcext:value-type="float">
            <text:p>1.1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234" calcext:value-type="float">
            <text:p>1.234E-05</text:p>
          </table:table-cell>
          <table:table-cell office:value-type="float" office:value="1.235" calcext:value-type="float">
            <text:p>1.2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241" calcext:value-type="float">
            <text:p>1.241E-05</text:p>
          </table:table-cell>
          <table:table-cell office:value-type="float" office:value="1.316" calcext:value-type="float">
            <text:p>1.3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25" calcext:value-type="float">
            <text:p>1.25E-05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251" calcext:value-type="float">
            <text:p>1.251E-05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253" calcext:value-type="float">
            <text:p>1.253E-05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26" calcext:value-type="float">
            <text:p>1.26E-05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27" calcext:value-type="float">
            <text:p>1.27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271" calcext:value-type="float">
            <text:p>1.271E-05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274" calcext:value-type="float">
            <text:p>1.274E-05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281" calcext:value-type="float">
            <text:p>1.281E-05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129" calcext:value-type="float">
            <text:p>1.29E-05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1295" calcext:value-type="float">
            <text:p>1.295E-0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1303" calcext:value-type="float">
            <text:p>1.303E-05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1307" calcext:value-type="float">
            <text:p>1.307E-0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0.00001317" calcext:value-type="float">
            <text:p>1.317E-05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1324" calcext:value-type="float">
            <text:p>1.324E-05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133" calcext:value-type="float">
            <text:p>1.33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1332" calcext:value-type="float">
            <text:p>1.332E-05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01" calcext:value-type="float">
            <text:p>-6.901E-05</text:p>
          </table:table-cell>
        </table:table-row>
        <table:table-row table:style-name="ro1">
          <table:table-cell office:value-type="float" office:value="0.00001334" calcext:value-type="float">
            <text:p>1.334E-05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1339" calcext:value-type="float">
            <text:p>1.339E-05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8" calcext:value-type="float">
            <text:p>-3.628E-05</text:p>
          </table:table-cell>
        </table:table-row>
        <table:table-row table:style-name="ro1">
          <table:table-cell office:value-type="float" office:value="0.00001347" calcext:value-type="float">
            <text:p>1.347E-05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6" calcext:value-type="float">
            <text:p>3.336E-05</text:p>
          </table:table-cell>
        </table:table-row>
        <table:table-row table:style-name="ro1">
          <table:table-cell office:value-type="float" office:value="0.0000135" calcext:value-type="float">
            <text:p>1.35E-05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1351" calcext:value-type="float">
            <text:p>1.351E-05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1353" calcext:value-type="float">
            <text:p>1.353E-05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136" calcext:value-type="float">
            <text:p>1.36E-05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137" calcext:value-type="float">
            <text:p>1.37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1371" calcext:value-type="float">
            <text:p>1.371E-05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1374" calcext:value-type="float">
            <text:p>1.374E-05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1381" calcext:value-type="float">
            <text:p>1.381E-05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899" calcext:value-type="float">
            <text:p>9.899E-05</text:p>
          </table:table-cell>
        </table:table-row>
        <table:table-row table:style-name="ro1">
          <table:table-cell office:value-type="float" office:value="0.0000139" calcext:value-type="float">
            <text:p>1.39E-05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1396" calcext:value-type="float">
            <text:p>1.396E-0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0.00001405" calcext:value-type="float">
            <text:p>1.405E-05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00001407" calcext:value-type="float">
            <text:p>1.407E-05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0.00001416" calcext:value-type="float">
            <text:p>1.416E-05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0.00001424" calcext:value-type="float">
            <text:p>1.424E-05</text:p>
          </table:table-cell>
          <table:table-cell office:value-type="float" office:value="1.065" calcext:value-type="float">
            <text:p>1.065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0.00001425" calcext:value-type="float">
            <text:p>1.425E-05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00001426" calcext:value-type="float">
            <text:p>1.426E-05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0.00001426" calcext:value-type="float">
            <text:p>1.426E-05</text:p>
          </table:table-cell>
          <table:table-cell office:value-type="float" office:value="1.115" calcext:value-type="float">
            <text:p>1.115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0.00001428" calcext:value-type="float">
            <text:p>1.428E-05</text:p>
          </table:table-cell>
          <table:table-cell office:value-type="float" office:value="1.135" calcext:value-type="float">
            <text:p>1.135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float" office:value="0.0000143" calcext:value-type="float">
            <text:p>1.43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1431" calcext:value-type="float">
            <text:p>1.431E-05</text:p>
          </table:table-cell>
          <table:table-cell office:value-type="float" office:value="1.198" calcext:value-type="float">
            <text:p>1.1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434" calcext:value-type="float">
            <text:p>1.434E-05</text:p>
          </table:table-cell>
          <table:table-cell office:value-type="float" office:value="1.235" calcext:value-type="float">
            <text:p>1.2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441" calcext:value-type="float">
            <text:p>1.441E-05</text:p>
          </table:table-cell>
          <table:table-cell office:value-type="float" office:value="1.316" calcext:value-type="float">
            <text:p>1.3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45" calcext:value-type="float">
            <text:p>1.45E-05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451" calcext:value-type="float">
            <text:p>1.451E-05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453" calcext:value-type="float">
            <text:p>1.453E-05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46" calcext:value-type="float">
            <text:p>1.46E-05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47" calcext:value-type="float">
            <text:p>1.47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471" calcext:value-type="float">
            <text:p>1.471E-05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474" calcext:value-type="float">
            <text:p>1.474E-05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481" calcext:value-type="float">
            <text:p>1.481E-05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149" calcext:value-type="float">
            <text:p>1.49E-05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1495" calcext:value-type="float">
            <text:p>1.495E-0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1503" calcext:value-type="float">
            <text:p>1.503E-05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1507" calcext:value-type="float">
            <text:p>1.507E-0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0.00001517" calcext:value-type="float">
            <text:p>1.517E-05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1524" calcext:value-type="float">
            <text:p>1.524E-05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153" calcext:value-type="float">
            <text:p>1.53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1532" calcext:value-type="float">
            <text:p>1.532E-05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01" calcext:value-type="float">
            <text:p>-6.901E-05</text:p>
          </table:table-cell>
        </table:table-row>
        <table:table-row table:style-name="ro1">
          <table:table-cell office:value-type="float" office:value="0.00001534" calcext:value-type="float">
            <text:p>1.534E-05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1539" calcext:value-type="float">
            <text:p>1.539E-05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8" calcext:value-type="float">
            <text:p>-3.628E-05</text:p>
          </table:table-cell>
        </table:table-row>
        <table:table-row table:style-name="ro1">
          <table:table-cell office:value-type="float" office:value="0.00001547" calcext:value-type="float">
            <text:p>1.547E-05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6" calcext:value-type="float">
            <text:p>3.336E-05</text:p>
          </table:table-cell>
        </table:table-row>
        <table:table-row table:style-name="ro1">
          <table:table-cell office:value-type="float" office:value="0.0000155" calcext:value-type="float">
            <text:p>1.55E-05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1551" calcext:value-type="float">
            <text:p>1.551E-05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1553" calcext:value-type="float">
            <text:p>1.553E-05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156" calcext:value-type="float">
            <text:p>1.56E-05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157" calcext:value-type="float">
            <text:p>1.57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1571" calcext:value-type="float">
            <text:p>1.571E-05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1574" calcext:value-type="float">
            <text:p>1.574E-05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1581" calcext:value-type="float">
            <text:p>1.581E-05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899" calcext:value-type="float">
            <text:p>9.899E-05</text:p>
          </table:table-cell>
        </table:table-row>
        <table:table-row table:style-name="ro1">
          <table:table-cell office:value-type="float" office:value="0.0000159" calcext:value-type="float">
            <text:p>1.59E-05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1596" calcext:value-type="float">
            <text:p>1.596E-0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16" calcext:value-type="float">
            <text:p>1.6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0.00001605" calcext:value-type="float">
            <text:p>1.605E-05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00001607" calcext:value-type="float">
            <text:p>1.607E-05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0.00001616" calcext:value-type="float">
            <text:p>1.616E-05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0.00001624" calcext:value-type="float">
            <text:p>1.624E-05</text:p>
          </table:table-cell>
          <table:table-cell office:value-type="float" office:value="1.065" calcext:value-type="float">
            <text:p>1.065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0.00001625" calcext:value-type="float">
            <text:p>1.625E-05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00001626" calcext:value-type="float">
            <text:p>1.626E-05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0.00001626" calcext:value-type="float">
            <text:p>1.626E-05</text:p>
          </table:table-cell>
          <table:table-cell office:value-type="float" office:value="1.115" calcext:value-type="float">
            <text:p>1.115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0.00001628" calcext:value-type="float">
            <text:p>1.628E-05</text:p>
          </table:table-cell>
          <table:table-cell office:value-type="float" office:value="1.135" calcext:value-type="float">
            <text:p>1.135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float" office:value="0.0000163" calcext:value-type="float">
            <text:p>1.63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1631" calcext:value-type="float">
            <text:p>1.631E-05</text:p>
          </table:table-cell>
          <table:table-cell office:value-type="float" office:value="1.198" calcext:value-type="float">
            <text:p>1.1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634" calcext:value-type="float">
            <text:p>1.634E-05</text:p>
          </table:table-cell>
          <table:table-cell office:value-type="float" office:value="1.235" calcext:value-type="float">
            <text:p>1.2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641" calcext:value-type="float">
            <text:p>1.641E-05</text:p>
          </table:table-cell>
          <table:table-cell office:value-type="float" office:value="1.316" calcext:value-type="float">
            <text:p>1.3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65" calcext:value-type="float">
            <text:p>1.65E-05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651" calcext:value-type="float">
            <text:p>1.651E-05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653" calcext:value-type="float">
            <text:p>1.653E-05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66" calcext:value-type="float">
            <text:p>1.66E-05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67" calcext:value-type="float">
            <text:p>1.67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671" calcext:value-type="float">
            <text:p>1.671E-05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674" calcext:value-type="float">
            <text:p>1.674E-05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681" calcext:value-type="float">
            <text:p>1.681E-05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169" calcext:value-type="float">
            <text:p>1.69E-05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1695" calcext:value-type="float">
            <text:p>1.695E-0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17" calcext:value-type="float">
            <text:p>1.7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1703" calcext:value-type="float">
            <text:p>1.703E-05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1707" calcext:value-type="float">
            <text:p>1.707E-0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0.00001717" calcext:value-type="float">
            <text:p>1.717E-05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1724" calcext:value-type="float">
            <text:p>1.724E-05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173" calcext:value-type="float">
            <text:p>1.73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1732" calcext:value-type="float">
            <text:p>1.732E-05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01" calcext:value-type="float">
            <text:p>-6.901E-05</text:p>
          </table:table-cell>
        </table:table-row>
        <table:table-row table:style-name="ro1">
          <table:table-cell office:value-type="float" office:value="0.00001734" calcext:value-type="float">
            <text:p>1.734E-05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1739" calcext:value-type="float">
            <text:p>1.739E-05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8" calcext:value-type="float">
            <text:p>-3.628E-05</text:p>
          </table:table-cell>
        </table:table-row>
        <table:table-row table:style-name="ro1">
          <table:table-cell office:value-type="float" office:value="0.00001747" calcext:value-type="float">
            <text:p>1.747E-05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6" calcext:value-type="float">
            <text:p>3.336E-05</text:p>
          </table:table-cell>
        </table:table-row>
        <table:table-row table:style-name="ro1">
          <table:table-cell office:value-type="float" office:value="0.0000175" calcext:value-type="float">
            <text:p>1.75E-05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1751" calcext:value-type="float">
            <text:p>1.751E-05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1753" calcext:value-type="float">
            <text:p>1.753E-05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176" calcext:value-type="float">
            <text:p>1.76E-05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177" calcext:value-type="float">
            <text:p>1.77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1771" calcext:value-type="float">
            <text:p>1.771E-05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1774" calcext:value-type="float">
            <text:p>1.774E-05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1781" calcext:value-type="float">
            <text:p>1.781E-05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899" calcext:value-type="float">
            <text:p>9.899E-05</text:p>
          </table:table-cell>
        </table:table-row>
        <table:table-row table:style-name="ro1">
          <table:table-cell office:value-type="float" office:value="0.0000179" calcext:value-type="float">
            <text:p>1.79E-05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1796" calcext:value-type="float">
            <text:p>1.796E-0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18" calcext:value-type="float">
            <text:p>1.8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0.00001805" calcext:value-type="float">
            <text:p>1.805E-05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00001807" calcext:value-type="float">
            <text:p>1.807E-05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0.00001816" calcext:value-type="float">
            <text:p>1.816E-05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0.00001824" calcext:value-type="float">
            <text:p>1.824E-05</text:p>
          </table:table-cell>
          <table:table-cell office:value-type="float" office:value="1.065" calcext:value-type="float">
            <text:p>1.065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0.00001825" calcext:value-type="float">
            <text:p>1.825E-05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00001826" calcext:value-type="float">
            <text:p>1.826E-05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0.00001826" calcext:value-type="float">
            <text:p>1.826E-05</text:p>
          </table:table-cell>
          <table:table-cell office:value-type="float" office:value="1.115" calcext:value-type="float">
            <text:p>1.115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0.00001828" calcext:value-type="float">
            <text:p>1.828E-05</text:p>
          </table:table-cell>
          <table:table-cell office:value-type="float" office:value="1.135" calcext:value-type="float">
            <text:p>1.135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float" office:value="0.0000183" calcext:value-type="float">
            <text:p>1.83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1831" calcext:value-type="float">
            <text:p>1.831E-05</text:p>
          </table:table-cell>
          <table:table-cell office:value-type="float" office:value="1.198" calcext:value-type="float">
            <text:p>1.1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834" calcext:value-type="float">
            <text:p>1.834E-05</text:p>
          </table:table-cell>
          <table:table-cell office:value-type="float" office:value="1.235" calcext:value-type="float">
            <text:p>1.2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841" calcext:value-type="float">
            <text:p>1.841E-05</text:p>
          </table:table-cell>
          <table:table-cell office:value-type="float" office:value="1.316" calcext:value-type="float">
            <text:p>1.3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85" calcext:value-type="float">
            <text:p>1.85E-05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851" calcext:value-type="float">
            <text:p>1.851E-05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853" calcext:value-type="float">
            <text:p>1.853E-05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86" calcext:value-type="float">
            <text:p>1.86E-05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87" calcext:value-type="float">
            <text:p>1.87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871" calcext:value-type="float">
            <text:p>1.871E-05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874" calcext:value-type="float">
            <text:p>1.874E-05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1881" calcext:value-type="float">
            <text:p>1.881E-05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189" calcext:value-type="float">
            <text:p>1.89E-05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1895" calcext:value-type="float">
            <text:p>1.895E-0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1903" calcext:value-type="float">
            <text:p>1.903E-05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1907" calcext:value-type="float">
            <text:p>1.907E-0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0.00001917" calcext:value-type="float">
            <text:p>1.917E-05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1924" calcext:value-type="float">
            <text:p>1.924E-05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193" calcext:value-type="float">
            <text:p>1.93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1932" calcext:value-type="float">
            <text:p>1.932E-05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01" calcext:value-type="float">
            <text:p>-6.901E-05</text:p>
          </table:table-cell>
        </table:table-row>
        <table:table-row table:style-name="ro1">
          <table:table-cell office:value-type="float" office:value="0.00001934" calcext:value-type="float">
            <text:p>1.934E-05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1939" calcext:value-type="float">
            <text:p>1.939E-05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8" calcext:value-type="float">
            <text:p>-3.628E-05</text:p>
          </table:table-cell>
        </table:table-row>
        <table:table-row table:style-name="ro1">
          <table:table-cell office:value-type="float" office:value="0.00001947" calcext:value-type="float">
            <text:p>1.947E-05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6" calcext:value-type="float">
            <text:p>3.336E-05</text:p>
          </table:table-cell>
        </table:table-row>
        <table:table-row table:style-name="ro1">
          <table:table-cell office:value-type="float" office:value="0.0000195" calcext:value-type="float">
            <text:p>1.95E-05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1951" calcext:value-type="float">
            <text:p>1.951E-05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1953" calcext:value-type="float">
            <text:p>1.953E-05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196" calcext:value-type="float">
            <text:p>1.96E-05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197" calcext:value-type="float">
            <text:p>1.97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1971" calcext:value-type="float">
            <text:p>1.971E-05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1974" calcext:value-type="float">
            <text:p>1.974E-05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1981" calcext:value-type="float">
            <text:p>1.981E-05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899" calcext:value-type="float">
            <text:p>9.899E-05</text:p>
          </table:table-cell>
        </table:table-row>
        <table:table-row table:style-name="ro1">
          <table:table-cell office:value-type="float" office:value="0.0000199" calcext:value-type="float">
            <text:p>1.99E-05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1996" calcext:value-type="float">
            <text:p>1.996E-0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0.00002005" calcext:value-type="float">
            <text:p>2.005E-05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00002007" calcext:value-type="float">
            <text:p>2.007E-05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0.00002016" calcext:value-type="float">
            <text:p>2.016E-05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0.00002024" calcext:value-type="float">
            <text:p>2.024E-05</text:p>
          </table:table-cell>
          <table:table-cell office:value-type="float" office:value="1.065" calcext:value-type="float">
            <text:p>1.065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0.00002025" calcext:value-type="float">
            <text:p>2.025E-05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00002026" calcext:value-type="float">
            <text:p>2.026E-05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0.00002026" calcext:value-type="float">
            <text:p>2.026E-05</text:p>
          </table:table-cell>
          <table:table-cell office:value-type="float" office:value="1.115" calcext:value-type="float">
            <text:p>1.115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0.00002028" calcext:value-type="float">
            <text:p>2.028E-05</text:p>
          </table:table-cell>
          <table:table-cell office:value-type="float" office:value="1.135" calcext:value-type="float">
            <text:p>1.135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float" office:value="0.0000203" calcext:value-type="float">
            <text:p>2.03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2031" calcext:value-type="float">
            <text:p>2.031E-05</text:p>
          </table:table-cell>
          <table:table-cell office:value-type="float" office:value="1.198" calcext:value-type="float">
            <text:p>1.1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034" calcext:value-type="float">
            <text:p>2.034E-05</text:p>
          </table:table-cell>
          <table:table-cell office:value-type="float" office:value="1.235" calcext:value-type="float">
            <text:p>1.2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041" calcext:value-type="float">
            <text:p>2.041E-05</text:p>
          </table:table-cell>
          <table:table-cell office:value-type="float" office:value="1.316" calcext:value-type="float">
            <text:p>1.3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05" calcext:value-type="float">
            <text:p>2.05E-05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051" calcext:value-type="float">
            <text:p>2.051E-05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053" calcext:value-type="float">
            <text:p>2.053E-05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06" calcext:value-type="float">
            <text:p>2.06E-05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07" calcext:value-type="float">
            <text:p>2.07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071" calcext:value-type="float">
            <text:p>2.071E-05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074" calcext:value-type="float">
            <text:p>2.074E-05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081" calcext:value-type="float">
            <text:p>2.081E-05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209" calcext:value-type="float">
            <text:p>2.09E-05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2095" calcext:value-type="float">
            <text:p>2.095E-0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2103" calcext:value-type="float">
            <text:p>2.103E-05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2107" calcext:value-type="float">
            <text:p>2.107E-0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0.00002117" calcext:value-type="float">
            <text:p>2.117E-05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2124" calcext:value-type="float">
            <text:p>2.124E-05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213" calcext:value-type="float">
            <text:p>2.13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2132" calcext:value-type="float">
            <text:p>2.132E-05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01" calcext:value-type="float">
            <text:p>-6.901E-05</text:p>
          </table:table-cell>
        </table:table-row>
        <table:table-row table:style-name="ro1">
          <table:table-cell office:value-type="float" office:value="0.00002134" calcext:value-type="float">
            <text:p>2.134E-05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2139" calcext:value-type="float">
            <text:p>2.139E-05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8" calcext:value-type="float">
            <text:p>-3.628E-05</text:p>
          </table:table-cell>
        </table:table-row>
        <table:table-row table:style-name="ro1">
          <table:table-cell office:value-type="float" office:value="0.00002147" calcext:value-type="float">
            <text:p>2.147E-05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6" calcext:value-type="float">
            <text:p>3.336E-05</text:p>
          </table:table-cell>
        </table:table-row>
        <table:table-row table:style-name="ro1">
          <table:table-cell office:value-type="float" office:value="0.0000215" calcext:value-type="float">
            <text:p>2.15E-05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2151" calcext:value-type="float">
            <text:p>2.151E-05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2153" calcext:value-type="float">
            <text:p>2.153E-05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216" calcext:value-type="float">
            <text:p>2.16E-05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217" calcext:value-type="float">
            <text:p>2.17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2171" calcext:value-type="float">
            <text:p>2.171E-05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2174" calcext:value-type="float">
            <text:p>2.174E-05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2181" calcext:value-type="float">
            <text:p>2.181E-05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899" calcext:value-type="float">
            <text:p>9.899E-05</text:p>
          </table:table-cell>
        </table:table-row>
        <table:table-row table:style-name="ro1">
          <table:table-cell office:value-type="float" office:value="0.0000219" calcext:value-type="float">
            <text:p>2.19E-05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2196" calcext:value-type="float">
            <text:p>2.196E-0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22" calcext:value-type="float">
            <text:p>2.2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0.00002205" calcext:value-type="float">
            <text:p>2.205E-05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00002207" calcext:value-type="float">
            <text:p>2.207E-05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0.00002216" calcext:value-type="float">
            <text:p>2.216E-05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0.00002224" calcext:value-type="float">
            <text:p>2.224E-05</text:p>
          </table:table-cell>
          <table:table-cell office:value-type="float" office:value="1.065" calcext:value-type="float">
            <text:p>1.065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0.00002225" calcext:value-type="float">
            <text:p>2.225E-05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00002226" calcext:value-type="float">
            <text:p>2.226E-05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0.00002226" calcext:value-type="float">
            <text:p>2.226E-05</text:p>
          </table:table-cell>
          <table:table-cell office:value-type="float" office:value="1.115" calcext:value-type="float">
            <text:p>1.115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0.00002228" calcext:value-type="float">
            <text:p>2.228E-05</text:p>
          </table:table-cell>
          <table:table-cell office:value-type="float" office:value="1.135" calcext:value-type="float">
            <text:p>1.135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float" office:value="0.0000223" calcext:value-type="float">
            <text:p>2.23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2231" calcext:value-type="float">
            <text:p>2.231E-05</text:p>
          </table:table-cell>
          <table:table-cell office:value-type="float" office:value="1.198" calcext:value-type="float">
            <text:p>1.1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234" calcext:value-type="float">
            <text:p>2.234E-05</text:p>
          </table:table-cell>
          <table:table-cell office:value-type="float" office:value="1.235" calcext:value-type="float">
            <text:p>1.2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241" calcext:value-type="float">
            <text:p>2.241E-05</text:p>
          </table:table-cell>
          <table:table-cell office:value-type="float" office:value="1.316" calcext:value-type="float">
            <text:p>1.3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25" calcext:value-type="float">
            <text:p>2.25E-05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251" calcext:value-type="float">
            <text:p>2.251E-05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253" calcext:value-type="float">
            <text:p>2.253E-05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26" calcext:value-type="float">
            <text:p>2.26E-05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27" calcext:value-type="float">
            <text:p>2.27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271" calcext:value-type="float">
            <text:p>2.271E-05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274" calcext:value-type="float">
            <text:p>2.274E-05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281" calcext:value-type="float">
            <text:p>2.281E-05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229" calcext:value-type="float">
            <text:p>2.29E-05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2295" calcext:value-type="float">
            <text:p>2.295E-0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2303" calcext:value-type="float">
            <text:p>2.303E-05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2307" calcext:value-type="float">
            <text:p>2.307E-0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0.00002317" calcext:value-type="float">
            <text:p>2.317E-05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2324" calcext:value-type="float">
            <text:p>2.324E-05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233" calcext:value-type="float">
            <text:p>2.33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2332" calcext:value-type="float">
            <text:p>2.332E-05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01" calcext:value-type="float">
            <text:p>-6.901E-05</text:p>
          </table:table-cell>
        </table:table-row>
        <table:table-row table:style-name="ro1">
          <table:table-cell office:value-type="float" office:value="0.00002334" calcext:value-type="float">
            <text:p>2.334E-05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2339" calcext:value-type="float">
            <text:p>2.339E-05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8" calcext:value-type="float">
            <text:p>-3.628E-05</text:p>
          </table:table-cell>
        </table:table-row>
        <table:table-row table:style-name="ro1">
          <table:table-cell office:value-type="float" office:value="0.00002347" calcext:value-type="float">
            <text:p>2.347E-05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6" calcext:value-type="float">
            <text:p>3.336E-05</text:p>
          </table:table-cell>
        </table:table-row>
        <table:table-row table:style-name="ro1">
          <table:table-cell office:value-type="float" office:value="0.0000235" calcext:value-type="float">
            <text:p>2.35E-05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2351" calcext:value-type="float">
            <text:p>2.351E-05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2353" calcext:value-type="float">
            <text:p>2.353E-05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236" calcext:value-type="float">
            <text:p>2.36E-05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237" calcext:value-type="float">
            <text:p>2.37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2371" calcext:value-type="float">
            <text:p>2.371E-05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2374" calcext:value-type="float">
            <text:p>2.374E-05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2381" calcext:value-type="float">
            <text:p>2.381E-05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899" calcext:value-type="float">
            <text:p>9.899E-05</text:p>
          </table:table-cell>
        </table:table-row>
        <table:table-row table:style-name="ro1">
          <table:table-cell office:value-type="float" office:value="0.0000239" calcext:value-type="float">
            <text:p>2.39E-05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2396" calcext:value-type="float">
            <text:p>2.396E-0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0.00002405" calcext:value-type="float">
            <text:p>2.405E-05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00002407" calcext:value-type="float">
            <text:p>2.407E-05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0.00002416" calcext:value-type="float">
            <text:p>2.416E-05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0.00002424" calcext:value-type="float">
            <text:p>2.424E-05</text:p>
          </table:table-cell>
          <table:table-cell office:value-type="float" office:value="1.065" calcext:value-type="float">
            <text:p>1.065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0.00002425" calcext:value-type="float">
            <text:p>2.425E-05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00002426" calcext:value-type="float">
            <text:p>2.426E-05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0.00002426" calcext:value-type="float">
            <text:p>2.426E-05</text:p>
          </table:table-cell>
          <table:table-cell office:value-type="float" office:value="1.115" calcext:value-type="float">
            <text:p>1.115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0.00002428" calcext:value-type="float">
            <text:p>2.428E-05</text:p>
          </table:table-cell>
          <table:table-cell office:value-type="float" office:value="1.135" calcext:value-type="float">
            <text:p>1.135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float" office:value="0.0000243" calcext:value-type="float">
            <text:p>2.43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2431" calcext:value-type="float">
            <text:p>2.431E-05</text:p>
          </table:table-cell>
          <table:table-cell office:value-type="float" office:value="1.198" calcext:value-type="float">
            <text:p>1.1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434" calcext:value-type="float">
            <text:p>2.434E-05</text:p>
          </table:table-cell>
          <table:table-cell office:value-type="float" office:value="1.235" calcext:value-type="float">
            <text:p>1.2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441" calcext:value-type="float">
            <text:p>2.441E-05</text:p>
          </table:table-cell>
          <table:table-cell office:value-type="float" office:value="1.316" calcext:value-type="float">
            <text:p>1.3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45" calcext:value-type="float">
            <text:p>2.45E-05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451" calcext:value-type="float">
            <text:p>2.451E-05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453" calcext:value-type="float">
            <text:p>2.453E-05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46" calcext:value-type="float">
            <text:p>2.46E-05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47" calcext:value-type="float">
            <text:p>2.47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471" calcext:value-type="float">
            <text:p>2.471E-05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474" calcext:value-type="float">
            <text:p>2.474E-05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481" calcext:value-type="float">
            <text:p>2.481E-05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249" calcext:value-type="float">
            <text:p>2.49E-05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2495" calcext:value-type="float">
            <text:p>2.495E-0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2503" calcext:value-type="float">
            <text:p>2.503E-05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2507" calcext:value-type="float">
            <text:p>2.507E-0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0.00002517" calcext:value-type="float">
            <text:p>2.517E-05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2524" calcext:value-type="float">
            <text:p>2.524E-05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253" calcext:value-type="float">
            <text:p>2.53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2532" calcext:value-type="float">
            <text:p>2.532E-05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01" calcext:value-type="float">
            <text:p>-6.901E-05</text:p>
          </table:table-cell>
        </table:table-row>
        <table:table-row table:style-name="ro1">
          <table:table-cell office:value-type="float" office:value="0.00002534" calcext:value-type="float">
            <text:p>2.534E-05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2539" calcext:value-type="float">
            <text:p>2.539E-05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8" calcext:value-type="float">
            <text:p>-3.628E-05</text:p>
          </table:table-cell>
        </table:table-row>
        <table:table-row table:style-name="ro1">
          <table:table-cell office:value-type="float" office:value="0.00002547" calcext:value-type="float">
            <text:p>2.547E-05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6" calcext:value-type="float">
            <text:p>3.336E-05</text:p>
          </table:table-cell>
        </table:table-row>
        <table:table-row table:style-name="ro1">
          <table:table-cell office:value-type="float" office:value="0.0000255" calcext:value-type="float">
            <text:p>2.55E-05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2551" calcext:value-type="float">
            <text:p>2.551E-05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2553" calcext:value-type="float">
            <text:p>2.553E-05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256" calcext:value-type="float">
            <text:p>2.56E-05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257" calcext:value-type="float">
            <text:p>2.57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2571" calcext:value-type="float">
            <text:p>2.571E-05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2574" calcext:value-type="float">
            <text:p>2.574E-05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2581" calcext:value-type="float">
            <text:p>2.581E-05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899" calcext:value-type="float">
            <text:p>9.899E-05</text:p>
          </table:table-cell>
        </table:table-row>
        <table:table-row table:style-name="ro1">
          <table:table-cell office:value-type="float" office:value="0.0000259" calcext:value-type="float">
            <text:p>2.59E-05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2596" calcext:value-type="float">
            <text:p>2.596E-0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0.00002605" calcext:value-type="float">
            <text:p>2.605E-05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00002607" calcext:value-type="float">
            <text:p>2.607E-05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0.00002616" calcext:value-type="float">
            <text:p>2.616E-05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0.00002624" calcext:value-type="float">
            <text:p>2.624E-05</text:p>
          </table:table-cell>
          <table:table-cell office:value-type="float" office:value="1.065" calcext:value-type="float">
            <text:p>1.065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0.00002625" calcext:value-type="float">
            <text:p>2.625E-05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00002626" calcext:value-type="float">
            <text:p>2.626E-05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0.00002626" calcext:value-type="float">
            <text:p>2.626E-05</text:p>
          </table:table-cell>
          <table:table-cell office:value-type="float" office:value="1.115" calcext:value-type="float">
            <text:p>1.115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0.00002628" calcext:value-type="float">
            <text:p>2.628E-05</text:p>
          </table:table-cell>
          <table:table-cell office:value-type="float" office:value="1.135" calcext:value-type="float">
            <text:p>1.135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float" office:value="0.0000263" calcext:value-type="float">
            <text:p>2.63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2631" calcext:value-type="float">
            <text:p>2.631E-05</text:p>
          </table:table-cell>
          <table:table-cell office:value-type="float" office:value="1.198" calcext:value-type="float">
            <text:p>1.1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634" calcext:value-type="float">
            <text:p>2.634E-05</text:p>
          </table:table-cell>
          <table:table-cell office:value-type="float" office:value="1.235" calcext:value-type="float">
            <text:p>1.2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641" calcext:value-type="float">
            <text:p>2.641E-05</text:p>
          </table:table-cell>
          <table:table-cell office:value-type="float" office:value="1.316" calcext:value-type="float">
            <text:p>1.3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65" calcext:value-type="float">
            <text:p>2.65E-05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651" calcext:value-type="float">
            <text:p>2.651E-05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653" calcext:value-type="float">
            <text:p>2.653E-05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66" calcext:value-type="float">
            <text:p>2.66E-05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67" calcext:value-type="float">
            <text:p>2.67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671" calcext:value-type="float">
            <text:p>2.671E-05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674" calcext:value-type="float">
            <text:p>2.674E-05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681" calcext:value-type="float">
            <text:p>2.681E-05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269" calcext:value-type="float">
            <text:p>2.69E-05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2695" calcext:value-type="float">
            <text:p>2.695E-0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2703" calcext:value-type="float">
            <text:p>2.703E-05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2707" calcext:value-type="float">
            <text:p>2.707E-0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0.00002717" calcext:value-type="float">
            <text:p>2.717E-05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2724" calcext:value-type="float">
            <text:p>2.724E-05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273" calcext:value-type="float">
            <text:p>2.73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2732" calcext:value-type="float">
            <text:p>2.732E-05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01" calcext:value-type="float">
            <text:p>-6.901E-05</text:p>
          </table:table-cell>
        </table:table-row>
        <table:table-row table:style-name="ro1">
          <table:table-cell office:value-type="float" office:value="0.00002734" calcext:value-type="float">
            <text:p>2.734E-05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2739" calcext:value-type="float">
            <text:p>2.739E-05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8" calcext:value-type="float">
            <text:p>-3.628E-05</text:p>
          </table:table-cell>
        </table:table-row>
        <table:table-row table:style-name="ro1">
          <table:table-cell office:value-type="float" office:value="0.00002747" calcext:value-type="float">
            <text:p>2.747E-05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6" calcext:value-type="float">
            <text:p>3.336E-05</text:p>
          </table:table-cell>
        </table:table-row>
        <table:table-row table:style-name="ro1">
          <table:table-cell office:value-type="float" office:value="0.0000275" calcext:value-type="float">
            <text:p>2.75E-05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2751" calcext:value-type="float">
            <text:p>2.751E-05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2753" calcext:value-type="float">
            <text:p>2.753E-05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276" calcext:value-type="float">
            <text:p>2.76E-05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277" calcext:value-type="float">
            <text:p>2.77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2771" calcext:value-type="float">
            <text:p>2.771E-05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2774" calcext:value-type="float">
            <text:p>2.774E-05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2781" calcext:value-type="float">
            <text:p>2.781E-05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899" calcext:value-type="float">
            <text:p>9.899E-05</text:p>
          </table:table-cell>
        </table:table-row>
        <table:table-row table:style-name="ro1">
          <table:table-cell office:value-type="float" office:value="0.0000279" calcext:value-type="float">
            <text:p>2.79E-05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2796" calcext:value-type="float">
            <text:p>2.796E-0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0.00002805" calcext:value-type="float">
            <text:p>2.805E-05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00002807" calcext:value-type="float">
            <text:p>2.807E-05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0.00002816" calcext:value-type="float">
            <text:p>2.816E-05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0.00002824" calcext:value-type="float">
            <text:p>2.824E-05</text:p>
          </table:table-cell>
          <table:table-cell office:value-type="float" office:value="1.065" calcext:value-type="float">
            <text:p>1.065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0.00002825" calcext:value-type="float">
            <text:p>2.825E-05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00002826" calcext:value-type="float">
            <text:p>2.826E-05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0.00002826" calcext:value-type="float">
            <text:p>2.826E-05</text:p>
          </table:table-cell>
          <table:table-cell office:value-type="float" office:value="1.115" calcext:value-type="float">
            <text:p>1.115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0.00002828" calcext:value-type="float">
            <text:p>2.828E-05</text:p>
          </table:table-cell>
          <table:table-cell office:value-type="float" office:value="1.135" calcext:value-type="float">
            <text:p>1.135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float" office:value="0.0000283" calcext:value-type="float">
            <text:p>2.83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2831" calcext:value-type="float">
            <text:p>2.831E-05</text:p>
          </table:table-cell>
          <table:table-cell office:value-type="float" office:value="1.198" calcext:value-type="float">
            <text:p>1.1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834" calcext:value-type="float">
            <text:p>2.834E-05</text:p>
          </table:table-cell>
          <table:table-cell office:value-type="float" office:value="1.235" calcext:value-type="float">
            <text:p>1.2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841" calcext:value-type="float">
            <text:p>2.841E-05</text:p>
          </table:table-cell>
          <table:table-cell office:value-type="float" office:value="1.316" calcext:value-type="float">
            <text:p>1.3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85" calcext:value-type="float">
            <text:p>2.85E-05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851" calcext:value-type="float">
            <text:p>2.851E-05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853" calcext:value-type="float">
            <text:p>2.853E-05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86" calcext:value-type="float">
            <text:p>2.86E-05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87" calcext:value-type="float">
            <text:p>2.87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871" calcext:value-type="float">
            <text:p>2.871E-05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874" calcext:value-type="float">
            <text:p>2.874E-05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2881" calcext:value-type="float">
            <text:p>2.881E-05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289" calcext:value-type="float">
            <text:p>2.89E-05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2895" calcext:value-type="float">
            <text:p>2.895E-0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2903" calcext:value-type="float">
            <text:p>2.903E-05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2907" calcext:value-type="float">
            <text:p>2.907E-0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0.00002917" calcext:value-type="float">
            <text:p>2.917E-05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2924" calcext:value-type="float">
            <text:p>2.924E-05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293" calcext:value-type="float">
            <text:p>2.93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2932" calcext:value-type="float">
            <text:p>2.932E-05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01" calcext:value-type="float">
            <text:p>-6.901E-05</text:p>
          </table:table-cell>
        </table:table-row>
        <table:table-row table:style-name="ro1">
          <table:table-cell office:value-type="float" office:value="0.00002934" calcext:value-type="float">
            <text:p>2.934E-05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2939" calcext:value-type="float">
            <text:p>2.939E-05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8" calcext:value-type="float">
            <text:p>-3.628E-05</text:p>
          </table:table-cell>
        </table:table-row>
        <table:table-row table:style-name="ro1">
          <table:table-cell office:value-type="float" office:value="0.00002947" calcext:value-type="float">
            <text:p>2.947E-05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6" calcext:value-type="float">
            <text:p>3.336E-05</text:p>
          </table:table-cell>
        </table:table-row>
        <table:table-row table:style-name="ro1">
          <table:table-cell office:value-type="float" office:value="0.0000295" calcext:value-type="float">
            <text:p>2.95E-05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2951" calcext:value-type="float">
            <text:p>2.951E-05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2953" calcext:value-type="float">
            <text:p>2.953E-05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296" calcext:value-type="float">
            <text:p>2.96E-05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297" calcext:value-type="float">
            <text:p>2.97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2971" calcext:value-type="float">
            <text:p>2.971E-05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2974" calcext:value-type="float">
            <text:p>2.974E-05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2981" calcext:value-type="float">
            <text:p>2.981E-05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899" calcext:value-type="float">
            <text:p>9.899E-05</text:p>
          </table:table-cell>
        </table:table-row>
        <table:table-row table:style-name="ro1">
          <table:table-cell office:value-type="float" office:value="0.0000299" calcext:value-type="float">
            <text:p>2.99E-05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2996" calcext:value-type="float">
            <text:p>2.996E-0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3" calcext:value-type="float">
            <text:p>3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0.00003005" calcext:value-type="float">
            <text:p>3.005E-05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00003007" calcext:value-type="float">
            <text:p>3.007E-05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0.00003016" calcext:value-type="float">
            <text:p>3.016E-05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0.00003024" calcext:value-type="float">
            <text:p>3.024E-05</text:p>
          </table:table-cell>
          <table:table-cell office:value-type="float" office:value="1.065" calcext:value-type="float">
            <text:p>1.065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0.00003025" calcext:value-type="float">
            <text:p>3.025E-05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00003026" calcext:value-type="float">
            <text:p>3.026E-05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0.00003026" calcext:value-type="float">
            <text:p>3.026E-05</text:p>
          </table:table-cell>
          <table:table-cell office:value-type="float" office:value="1.115" calcext:value-type="float">
            <text:p>1.115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0.00003028" calcext:value-type="float">
            <text:p>3.028E-05</text:p>
          </table:table-cell>
          <table:table-cell office:value-type="float" office:value="1.135" calcext:value-type="float">
            <text:p>1.135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float" office:value="0.0000303" calcext:value-type="float">
            <text:p>3.03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3031" calcext:value-type="float">
            <text:p>3.031E-05</text:p>
          </table:table-cell>
          <table:table-cell office:value-type="float" office:value="1.198" calcext:value-type="float">
            <text:p>1.1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034" calcext:value-type="float">
            <text:p>3.034E-05</text:p>
          </table:table-cell>
          <table:table-cell office:value-type="float" office:value="1.235" calcext:value-type="float">
            <text:p>1.2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041" calcext:value-type="float">
            <text:p>3.041E-05</text:p>
          </table:table-cell>
          <table:table-cell office:value-type="float" office:value="1.316" calcext:value-type="float">
            <text:p>1.3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05" calcext:value-type="float">
            <text:p>3.05E-05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051" calcext:value-type="float">
            <text:p>3.051E-05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053" calcext:value-type="float">
            <text:p>3.053E-05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06" calcext:value-type="float">
            <text:p>3.06E-05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07" calcext:value-type="float">
            <text:p>3.07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071" calcext:value-type="float">
            <text:p>3.071E-05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074" calcext:value-type="float">
            <text:p>3.074E-05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081" calcext:value-type="float">
            <text:p>3.081E-05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309" calcext:value-type="float">
            <text:p>3.09E-05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3095" calcext:value-type="float">
            <text:p>3.095E-0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31" calcext:value-type="float">
            <text:p>3.1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3103" calcext:value-type="float">
            <text:p>3.103E-05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3107" calcext:value-type="float">
            <text:p>3.107E-0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0.00003117" calcext:value-type="float">
            <text:p>3.117E-05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3124" calcext:value-type="float">
            <text:p>3.124E-05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313" calcext:value-type="float">
            <text:p>3.13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3132" calcext:value-type="float">
            <text:p>3.132E-05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01" calcext:value-type="float">
            <text:p>-6.901E-05</text:p>
          </table:table-cell>
        </table:table-row>
        <table:table-row table:style-name="ro1">
          <table:table-cell office:value-type="float" office:value="0.00003134" calcext:value-type="float">
            <text:p>3.134E-05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3139" calcext:value-type="float">
            <text:p>3.139E-05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8" calcext:value-type="float">
            <text:p>-3.628E-05</text:p>
          </table:table-cell>
        </table:table-row>
        <table:table-row table:style-name="ro1">
          <table:table-cell office:value-type="float" office:value="0.00003147" calcext:value-type="float">
            <text:p>3.147E-05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6" calcext:value-type="float">
            <text:p>3.336E-05</text:p>
          </table:table-cell>
        </table:table-row>
        <table:table-row table:style-name="ro1">
          <table:table-cell office:value-type="float" office:value="0.0000315" calcext:value-type="float">
            <text:p>3.15E-05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3151" calcext:value-type="float">
            <text:p>3.151E-05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3153" calcext:value-type="float">
            <text:p>3.153E-05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316" calcext:value-type="float">
            <text:p>3.16E-05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317" calcext:value-type="float">
            <text:p>3.17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3171" calcext:value-type="float">
            <text:p>3.171E-05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3174" calcext:value-type="float">
            <text:p>3.174E-05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3181" calcext:value-type="float">
            <text:p>3.181E-05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899" calcext:value-type="float">
            <text:p>9.899E-05</text:p>
          </table:table-cell>
        </table:table-row>
        <table:table-row table:style-name="ro1">
          <table:table-cell office:value-type="float" office:value="0.0000319" calcext:value-type="float">
            <text:p>3.19E-05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3196" calcext:value-type="float">
            <text:p>3.196E-0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32" calcext:value-type="float">
            <text:p>3.2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0.00003205" calcext:value-type="float">
            <text:p>3.205E-05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00003207" calcext:value-type="float">
            <text:p>3.207E-05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0.00003216" calcext:value-type="float">
            <text:p>3.216E-05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0.00003224" calcext:value-type="float">
            <text:p>3.224E-05</text:p>
          </table:table-cell>
          <table:table-cell office:value-type="float" office:value="1.065" calcext:value-type="float">
            <text:p>1.065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0.00003225" calcext:value-type="float">
            <text:p>3.225E-05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00003226" calcext:value-type="float">
            <text:p>3.226E-05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0.00003226" calcext:value-type="float">
            <text:p>3.226E-05</text:p>
          </table:table-cell>
          <table:table-cell office:value-type="float" office:value="1.115" calcext:value-type="float">
            <text:p>1.115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0.00003228" calcext:value-type="float">
            <text:p>3.228E-05</text:p>
          </table:table-cell>
          <table:table-cell office:value-type="float" office:value="1.135" calcext:value-type="float">
            <text:p>1.135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float" office:value="0.0000323" calcext:value-type="float">
            <text:p>3.23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3231" calcext:value-type="float">
            <text:p>3.231E-05</text:p>
          </table:table-cell>
          <table:table-cell office:value-type="float" office:value="1.198" calcext:value-type="float">
            <text:p>1.1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234" calcext:value-type="float">
            <text:p>3.234E-05</text:p>
          </table:table-cell>
          <table:table-cell office:value-type="float" office:value="1.235" calcext:value-type="float">
            <text:p>1.2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241" calcext:value-type="float">
            <text:p>3.241E-05</text:p>
          </table:table-cell>
          <table:table-cell office:value-type="float" office:value="1.316" calcext:value-type="float">
            <text:p>1.3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25" calcext:value-type="float">
            <text:p>3.25E-05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251" calcext:value-type="float">
            <text:p>3.251E-05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253" calcext:value-type="float">
            <text:p>3.253E-05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26" calcext:value-type="float">
            <text:p>3.26E-05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27" calcext:value-type="float">
            <text:p>3.27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271" calcext:value-type="float">
            <text:p>3.271E-05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274" calcext:value-type="float">
            <text:p>3.274E-05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281" calcext:value-type="float">
            <text:p>3.281E-05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329" calcext:value-type="float">
            <text:p>3.29E-05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3295" calcext:value-type="float">
            <text:p>3.295E-0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33" calcext:value-type="float">
            <text:p>3.3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3303" calcext:value-type="float">
            <text:p>3.303E-05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3307" calcext:value-type="float">
            <text:p>3.307E-0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0.00003317" calcext:value-type="float">
            <text:p>3.317E-05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3324" calcext:value-type="float">
            <text:p>3.324E-05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333" calcext:value-type="float">
            <text:p>3.33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3332" calcext:value-type="float">
            <text:p>3.332E-05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01" calcext:value-type="float">
            <text:p>-6.901E-05</text:p>
          </table:table-cell>
        </table:table-row>
        <table:table-row table:style-name="ro1">
          <table:table-cell office:value-type="float" office:value="0.00003334" calcext:value-type="float">
            <text:p>3.334E-05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3339" calcext:value-type="float">
            <text:p>3.339E-05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8" calcext:value-type="float">
            <text:p>-3.628E-05</text:p>
          </table:table-cell>
        </table:table-row>
        <table:table-row table:style-name="ro1">
          <table:table-cell office:value-type="float" office:value="0.00003347" calcext:value-type="float">
            <text:p>3.347E-05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6" calcext:value-type="float">
            <text:p>3.336E-05</text:p>
          </table:table-cell>
        </table:table-row>
        <table:table-row table:style-name="ro1">
          <table:table-cell office:value-type="float" office:value="0.0000335" calcext:value-type="float">
            <text:p>3.35E-05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3351" calcext:value-type="float">
            <text:p>3.351E-05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3353" calcext:value-type="float">
            <text:p>3.353E-05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336" calcext:value-type="float">
            <text:p>3.36E-05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337" calcext:value-type="float">
            <text:p>3.37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3371" calcext:value-type="float">
            <text:p>3.371E-05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3374" calcext:value-type="float">
            <text:p>3.374E-05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3381" calcext:value-type="float">
            <text:p>3.381E-05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899" calcext:value-type="float">
            <text:p>9.899E-05</text:p>
          </table:table-cell>
        </table:table-row>
        <table:table-row table:style-name="ro1">
          <table:table-cell office:value-type="float" office:value="0.0000339" calcext:value-type="float">
            <text:p>3.39E-05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3396" calcext:value-type="float">
            <text:p>3.396E-0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34" calcext:value-type="float">
            <text:p>3.4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0.00003405" calcext:value-type="float">
            <text:p>3.405E-05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00003407" calcext:value-type="float">
            <text:p>3.407E-05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0.00003416" calcext:value-type="float">
            <text:p>3.416E-05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0.00003424" calcext:value-type="float">
            <text:p>3.424E-05</text:p>
          </table:table-cell>
          <table:table-cell office:value-type="float" office:value="1.065" calcext:value-type="float">
            <text:p>1.065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0.00003425" calcext:value-type="float">
            <text:p>3.425E-05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00003426" calcext:value-type="float">
            <text:p>3.426E-05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0.00003426" calcext:value-type="float">
            <text:p>3.426E-05</text:p>
          </table:table-cell>
          <table:table-cell office:value-type="float" office:value="1.115" calcext:value-type="float">
            <text:p>1.115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0.00003428" calcext:value-type="float">
            <text:p>3.428E-05</text:p>
          </table:table-cell>
          <table:table-cell office:value-type="float" office:value="1.135" calcext:value-type="float">
            <text:p>1.135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float" office:value="0.0000343" calcext:value-type="float">
            <text:p>3.43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3431" calcext:value-type="float">
            <text:p>3.431E-05</text:p>
          </table:table-cell>
          <table:table-cell office:value-type="float" office:value="1.198" calcext:value-type="float">
            <text:p>1.1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434" calcext:value-type="float">
            <text:p>3.434E-05</text:p>
          </table:table-cell>
          <table:table-cell office:value-type="float" office:value="1.235" calcext:value-type="float">
            <text:p>1.2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441" calcext:value-type="float">
            <text:p>3.441E-05</text:p>
          </table:table-cell>
          <table:table-cell office:value-type="float" office:value="1.316" calcext:value-type="float">
            <text:p>1.3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45" calcext:value-type="float">
            <text:p>3.45E-05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451" calcext:value-type="float">
            <text:p>3.451E-05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453" calcext:value-type="float">
            <text:p>3.453E-05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46" calcext:value-type="float">
            <text:p>3.46E-05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47" calcext:value-type="float">
            <text:p>3.47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471" calcext:value-type="float">
            <text:p>3.471E-05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474" calcext:value-type="float">
            <text:p>3.474E-05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481" calcext:value-type="float">
            <text:p>3.481E-05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349" calcext:value-type="float">
            <text:p>3.49E-05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3495" calcext:value-type="float">
            <text:p>3.495E-0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35" calcext:value-type="float">
            <text:p>3.5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3503" calcext:value-type="float">
            <text:p>3.503E-05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3507" calcext:value-type="float">
            <text:p>3.507E-0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0.00003517" calcext:value-type="float">
            <text:p>3.517E-05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3524" calcext:value-type="float">
            <text:p>3.524E-05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353" calcext:value-type="float">
            <text:p>3.53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3532" calcext:value-type="float">
            <text:p>3.532E-05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01" calcext:value-type="float">
            <text:p>-6.901E-05</text:p>
          </table:table-cell>
        </table:table-row>
        <table:table-row table:style-name="ro1">
          <table:table-cell office:value-type="float" office:value="0.00003534" calcext:value-type="float">
            <text:p>3.534E-05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3539" calcext:value-type="float">
            <text:p>3.539E-05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8" calcext:value-type="float">
            <text:p>-3.628E-05</text:p>
          </table:table-cell>
        </table:table-row>
        <table:table-row table:style-name="ro1">
          <table:table-cell office:value-type="float" office:value="0.00003547" calcext:value-type="float">
            <text:p>3.547E-05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6" calcext:value-type="float">
            <text:p>3.336E-05</text:p>
          </table:table-cell>
        </table:table-row>
        <table:table-row table:style-name="ro1">
          <table:table-cell office:value-type="float" office:value="0.0000355" calcext:value-type="float">
            <text:p>3.55E-05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3551" calcext:value-type="float">
            <text:p>3.551E-05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3553" calcext:value-type="float">
            <text:p>3.553E-05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356" calcext:value-type="float">
            <text:p>3.56E-05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357" calcext:value-type="float">
            <text:p>3.57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3571" calcext:value-type="float">
            <text:p>3.571E-05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3574" calcext:value-type="float">
            <text:p>3.574E-05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3581" calcext:value-type="float">
            <text:p>3.581E-05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899" calcext:value-type="float">
            <text:p>9.899E-05</text:p>
          </table:table-cell>
        </table:table-row>
        <table:table-row table:style-name="ro1">
          <table:table-cell office:value-type="float" office:value="0.0000359" calcext:value-type="float">
            <text:p>3.59E-05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3596" calcext:value-type="float">
            <text:p>3.596E-0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0.00003605" calcext:value-type="float">
            <text:p>3.605E-05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00003607" calcext:value-type="float">
            <text:p>3.607E-05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0.00003616" calcext:value-type="float">
            <text:p>3.616E-05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0.00003624" calcext:value-type="float">
            <text:p>3.624E-05</text:p>
          </table:table-cell>
          <table:table-cell office:value-type="float" office:value="1.065" calcext:value-type="float">
            <text:p>1.065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0.00003625" calcext:value-type="float">
            <text:p>3.625E-05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00003626" calcext:value-type="float">
            <text:p>3.626E-05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0.00003626" calcext:value-type="float">
            <text:p>3.626E-05</text:p>
          </table:table-cell>
          <table:table-cell office:value-type="float" office:value="1.115" calcext:value-type="float">
            <text:p>1.115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0.00003628" calcext:value-type="float">
            <text:p>3.628E-05</text:p>
          </table:table-cell>
          <table:table-cell office:value-type="float" office:value="1.135" calcext:value-type="float">
            <text:p>1.135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float" office:value="0.0000363" calcext:value-type="float">
            <text:p>3.63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3631" calcext:value-type="float">
            <text:p>3.631E-05</text:p>
          </table:table-cell>
          <table:table-cell office:value-type="float" office:value="1.198" calcext:value-type="float">
            <text:p>1.1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634" calcext:value-type="float">
            <text:p>3.634E-05</text:p>
          </table:table-cell>
          <table:table-cell office:value-type="float" office:value="1.235" calcext:value-type="float">
            <text:p>1.2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641" calcext:value-type="float">
            <text:p>3.641E-05</text:p>
          </table:table-cell>
          <table:table-cell office:value-type="float" office:value="1.316" calcext:value-type="float">
            <text:p>1.3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65" calcext:value-type="float">
            <text:p>3.65E-05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651" calcext:value-type="float">
            <text:p>3.651E-05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653" calcext:value-type="float">
            <text:p>3.653E-05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66" calcext:value-type="float">
            <text:p>3.66E-05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67" calcext:value-type="float">
            <text:p>3.67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671" calcext:value-type="float">
            <text:p>3.671E-05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674" calcext:value-type="float">
            <text:p>3.674E-05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681" calcext:value-type="float">
            <text:p>3.681E-05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369" calcext:value-type="float">
            <text:p>3.69E-05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3695" calcext:value-type="float">
            <text:p>3.695E-0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3703" calcext:value-type="float">
            <text:p>3.703E-05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3707" calcext:value-type="float">
            <text:p>3.707E-0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0.00003717" calcext:value-type="float">
            <text:p>3.717E-05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3724" calcext:value-type="float">
            <text:p>3.724E-05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373" calcext:value-type="float">
            <text:p>3.73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3732" calcext:value-type="float">
            <text:p>3.732E-05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01" calcext:value-type="float">
            <text:p>-6.901E-05</text:p>
          </table:table-cell>
        </table:table-row>
        <table:table-row table:style-name="ro1">
          <table:table-cell office:value-type="float" office:value="0.00003734" calcext:value-type="float">
            <text:p>3.734E-05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3739" calcext:value-type="float">
            <text:p>3.739E-05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8" calcext:value-type="float">
            <text:p>-3.628E-05</text:p>
          </table:table-cell>
        </table:table-row>
        <table:table-row table:style-name="ro1">
          <table:table-cell office:value-type="float" office:value="0.00003747" calcext:value-type="float">
            <text:p>3.747E-05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6" calcext:value-type="float">
            <text:p>3.336E-05</text:p>
          </table:table-cell>
        </table:table-row>
        <table:table-row table:style-name="ro1">
          <table:table-cell office:value-type="float" office:value="0.0000375" calcext:value-type="float">
            <text:p>3.75E-05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3751" calcext:value-type="float">
            <text:p>3.751E-05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3753" calcext:value-type="float">
            <text:p>3.753E-05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376" calcext:value-type="float">
            <text:p>3.76E-05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377" calcext:value-type="float">
            <text:p>3.77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3771" calcext:value-type="float">
            <text:p>3.771E-05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3774" calcext:value-type="float">
            <text:p>3.774E-05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3781" calcext:value-type="float">
            <text:p>3.781E-05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899" calcext:value-type="float">
            <text:p>9.899E-05</text:p>
          </table:table-cell>
        </table:table-row>
        <table:table-row table:style-name="ro1">
          <table:table-cell office:value-type="float" office:value="0.0000379" calcext:value-type="float">
            <text:p>3.79E-05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3796" calcext:value-type="float">
            <text:p>3.796E-0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0.00003805" calcext:value-type="float">
            <text:p>3.805E-05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0.00003807" calcext:value-type="float">
            <text:p>3.807E-05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0.00003816" calcext:value-type="float">
            <text:p>3.816E-05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0.00003824" calcext:value-type="float">
            <text:p>3.824E-05</text:p>
          </table:table-cell>
          <table:table-cell office:value-type="float" office:value="1.065" calcext:value-type="float">
            <text:p>1.065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float" office:value="0.00003825" calcext:value-type="float">
            <text:p>3.825E-05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00003826" calcext:value-type="float">
            <text:p>3.826E-05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55" calcext:value-type="float">
            <text:p>0.8955</text:p>
          </table:table-cell>
        </table:table-row>
        <table:table-row table:style-name="ro1">
          <table:table-cell office:value-type="float" office:value="0.00003826" calcext:value-type="float">
            <text:p>3.826E-05</text:p>
          </table:table-cell>
          <table:table-cell office:value-type="float" office:value="1.115" calcext:value-type="float">
            <text:p>1.115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0.00003828" calcext:value-type="float">
            <text:p>3.828E-05</text:p>
          </table:table-cell>
          <table:table-cell office:value-type="float" office:value="1.135" calcext:value-type="float">
            <text:p>1.135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float" office:value="0.0000383" calcext:value-type="float">
            <text:p>3.83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3831" calcext:value-type="float">
            <text:p>3.831E-05</text:p>
          </table:table-cell>
          <table:table-cell office:value-type="float" office:value="1.198" calcext:value-type="float">
            <text:p>1.1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834" calcext:value-type="float">
            <text:p>3.834E-05</text:p>
          </table:table-cell>
          <table:table-cell office:value-type="float" office:value="1.235" calcext:value-type="float">
            <text:p>1.2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841" calcext:value-type="float">
            <text:p>3.841E-05</text:p>
          </table:table-cell>
          <table:table-cell office:value-type="float" office:value="1.316" calcext:value-type="float">
            <text:p>1.3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85" calcext:value-type="float">
            <text:p>3.85E-05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851" calcext:value-type="float">
            <text:p>3.851E-05</text:p>
          </table:table-cell>
          <table:table-cell office:value-type="float" office:value="1.349" calcext:value-type="float">
            <text:p>1.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853" calcext:value-type="float">
            <text:p>3.853E-05</text:p>
          </table:table-cell>
          <table:table-cell office:value-type="float" office:value="1.345" calcext:value-type="float">
            <text:p>1.3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86" calcext:value-type="float">
            <text:p>3.86E-05</text:p>
          </table:table-cell>
          <table:table-cell office:value-type="float" office:value="1.303" calcext:value-type="float">
            <text:p>1.3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87" calcext:value-type="float">
            <text:p>3.87E-05</text:p>
          </table:table-cell>
          <table:table-cell office:value-type="float" office:value="1.178" calcext:value-type="float">
            <text:p>1.1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871" calcext:value-type="float">
            <text:p>3.871E-05</text:p>
          </table:table-cell>
          <table:table-cell office:value-type="float" office:value="1.153" calcext:value-type="float">
            <text:p>1.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874" calcext:value-type="float">
            <text:p>3.874E-05</text:p>
          </table:table-cell>
          <table:table-cell office:value-type="float" office:value="1.112" calcext:value-type="float">
            <text:p>1.1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3881" calcext:value-type="float">
            <text:p>3.881E-05</text:p>
          </table:table-cell>
          <table:table-cell office:value-type="float" office:value="0.96" calcext:value-type="float">
            <text:p>0.96</text:p>
          </table:table-cell>
          <table:table-cell office:value-type="float" office:value="0.8998" calcext:value-type="float">
            <text:p>0.8998</text:p>
          </table:table-cell>
        </table:table-row>
        <table:table-row table:style-name="ro1">
          <table:table-cell office:value-type="float" office:value="0.0000389" calcext:value-type="float">
            <text:p>3.89E-05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537" calcext:value-type="float">
            <text:p>0.8537</text:p>
          </table:table-cell>
        </table:table-row>
        <table:table-row table:style-name="ro1">
          <table:table-cell office:value-type="float" office:value="0.00003895" calcext:value-type="float">
            <text:p>3.895E-0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0.00003903" calcext:value-type="float">
            <text:p>3.903E-05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float" office:value="0.00003907" calcext:value-type="float">
            <text:p>3.907E-0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4328" calcext:value-type="float">
            <text:p>0.4328</text:p>
          </table:table-cell>
        </table:table-row>
        <table:table-row table:style-name="ro1">
          <table:table-cell office:value-type="float" office:value="0.00003917" calcext:value-type="float">
            <text:p>3.917E-05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0.00003924" calcext:value-type="float">
            <text:p>3.924E-05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03684" calcext:value-type="float">
            <text:p>0.03684</text:p>
          </table:table-cell>
        </table:table-row>
        <table:table-row table:style-name="ro1">
          <table:table-cell office:value-type="float" office:value="0.0000393" calcext:value-type="float">
            <text:p>3.93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-0.001088" calcext:value-type="float">
            <text:p>-0.001088</text:p>
          </table:table-cell>
        </table:table-row>
        <table:table-row table:style-name="ro1">
          <table:table-cell office:value-type="float" office:value="0.00003932" calcext:value-type="float">
            <text:p>3.932E-05</text:p>
          </table:table-cell>
          <table:table-cell office:value-type="float" office:value="-0.3153" calcext:value-type="float">
            <text:p>-0.3153</text:p>
          </table:table-cell>
          <table:table-cell office:value-type="float" office:value="-0.00006901" calcext:value-type="float">
            <text:p>-6.901E-05</text:p>
          </table:table-cell>
        </table:table-row>
        <table:table-row table:style-name="ro1">
          <table:table-cell office:value-type="float" office:value="0.00003934" calcext:value-type="float">
            <text:p>3.934E-05</text:p>
          </table:table-cell>
          <table:table-cell office:value-type="float" office:value="-0.3367" calcext:value-type="float">
            <text:p>-0.3367</text:p>
          </table:table-cell>
          <table:table-cell office:value-type="float" office:value="0.00004478" calcext:value-type="float">
            <text:p>4.478E-05</text:p>
          </table:table-cell>
        </table:table-row>
        <table:table-row table:style-name="ro1">
          <table:table-cell office:value-type="float" office:value="0.00003939" calcext:value-type="float">
            <text:p>3.939E-05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00003628" calcext:value-type="float">
            <text:p>-3.628E-05</text:p>
          </table:table-cell>
        </table:table-row>
        <table:table-row table:style-name="ro1">
          <table:table-cell office:value-type="float" office:value="0.00003947" calcext:value-type="float">
            <text:p>3.947E-05</text:p>
          </table:table-cell>
          <table:table-cell office:value-type="float" office:value="-0.4456" calcext:value-type="float">
            <text:p>-0.4456</text:p>
          </table:table-cell>
          <table:table-cell office:value-type="float" office:value="0.00003336" calcext:value-type="float">
            <text:p>3.336E-05</text:p>
          </table:table-cell>
        </table:table-row>
        <table:table-row table:style-name="ro1">
          <table:table-cell office:value-type="float" office:value="0.0000395" calcext:value-type="float">
            <text:p>3.95E-05</text:p>
          </table:table-cell>
          <table:table-cell office:value-type="float" office:value="-0.45" calcext:value-type="float">
            <text:p>-0.45</text:p>
          </table:table-cell>
          <table:table-cell office:value-type="float" office:value="-0.00002853" calcext:value-type="float">
            <text:p>-2.853E-05</text:p>
          </table:table-cell>
        </table:table-row>
        <table:table-row table:style-name="ro1">
          <table:table-cell office:value-type="float" office:value="0.00003951" calcext:value-type="float">
            <text:p>3.951E-05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-0.000002769" calcext:value-type="float">
            <text:p>-2.769E-06</text:p>
          </table:table-cell>
        </table:table-row>
        <table:table-row table:style-name="ro1">
          <table:table-cell office:value-type="float" office:value="0.00003953" calcext:value-type="float">
            <text:p>3.953E-05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00002196" calcext:value-type="float">
            <text:p>2.196E-06</text:p>
          </table:table-cell>
        </table:table-row>
        <table:table-row table:style-name="ro1">
          <table:table-cell office:value-type="float" office:value="0.0000396" calcext:value-type="float">
            <text:p>3.96E-05</text:p>
          </table:table-cell>
          <table:table-cell office:value-type="float" office:value="-0.4015" calcext:value-type="float">
            <text:p>-0.4015</text:p>
          </table:table-cell>
          <table:table-cell office:value-type="float" office:value="-0.000001901" calcext:value-type="float">
            <text:p>-1.901E-06</text:p>
          </table:table-cell>
        </table:table-row>
        <table:table-row table:style-name="ro1">
          <table:table-cell office:value-type="float" office:value="0.0000397" calcext:value-type="float">
            <text:p>3.97E-05</text:p>
          </table:table-cell>
          <table:table-cell office:value-type="float" office:value="-0.2781" calcext:value-type="float">
            <text:p>-0.2781</text:p>
          </table:table-cell>
          <table:table-cell office:value-type="float" office:value="0.000002768" calcext:value-type="float">
            <text:p>2.768E-06</text:p>
          </table:table-cell>
        </table:table-row>
        <table:table-row table:style-name="ro1">
          <table:table-cell office:value-type="float" office:value="0.00003971" calcext:value-type="float">
            <text:p>3.971E-05</text:p>
          </table:table-cell>
          <table:table-cell office:value-type="float" office:value="-0.2528" calcext:value-type="float">
            <text:p>-0.2528</text:p>
          </table:table-cell>
          <table:table-cell office:value-type="float" office:value="0.0000005355" calcext:value-type="float">
            <text:p>5.355E-07</text:p>
          </table:table-cell>
        </table:table-row>
        <table:table-row table:style-name="ro1">
          <table:table-cell office:value-type="float" office:value="0.00003974" calcext:value-type="float">
            <text:p>3.974E-05</text:p>
          </table:table-cell>
          <table:table-cell office:value-type="float" office:value="-0.2118" calcext:value-type="float">
            <text:p>-0.2118</text:p>
          </table:table-cell>
          <table:table-cell office:value-type="float" office:value="0.0000004271" calcext:value-type="float">
            <text:p>4.271E-07</text:p>
          </table:table-cell>
        </table:table-row>
        <table:table-row table:style-name="ro1">
          <table:table-cell office:value-type="float" office:value="0.00003981" calcext:value-type="float">
            <text:p>3.981E-05</text:p>
          </table:table-cell>
          <table:table-cell office:value-type="float" office:value="-0.05991" calcext:value-type="float">
            <text:p>-0.05991</text:p>
          </table:table-cell>
          <table:table-cell office:value-type="float" office:value="0.00009899" calcext:value-type="float">
            <text:p>9.899E-05</text:p>
          </table:table-cell>
        </table:table-row>
        <table:table-row table:style-name="ro1">
          <table:table-cell office:value-type="float" office:value="0.0000399" calcext:value-type="float">
            <text:p>3.99E-05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0.00003996" calcext:value-type="float">
            <text:p>3.996E-0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0.00004" calcext:value-type="float">
            <text:p>4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2675" calcext:value-type="float">
            <text:p>0.26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6T20:48:46.027040564</dc:date>
    <meta:editing-duration>PT27M24S</meta:editing-duration>
    <meta:editing-cycles>1</meta:editing-cycles>
    <meta:document-statistic meta:table-count="1" meta:cell-count="2604" meta:object-count="1"/>
    <meta:generator>LibreOffice/5.3.6.1$Linux_X86_64 LibreOffice_project/3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35cm" svg:height="15.381cm" xlink:href=".." xlink:type="simple" chart:class="chart:scatter" chart:style-name="ch1">
        <chart:title svg:x="5.4cm" svg:y="0.442cm" chart:style-name="ch2">
          <text:p>VTC (hysteresis curve) for Question 2</text:p>
        </chart:title>
        <chart:subtitle svg:x="1.458cm" svg:y="1.503cm" chart:style-name="ch3">
          <text:p>Output vs. Input for transient 1.8Vp-p wave centered around 0.45V. Starting data removed.</text:p>
        </chart:subtitle>
        <chart:plot-area chart:style-name="ch4" table:cell-range-address="'vin-vout'.B20:'vin-vout'.C868" chart:data-source-has-labels="row" svg:x="1.329cm" svg:y="2.465cm" svg:width="16.836cm" svg:height="11.68cm">
          <chartooo:coordinate-region svg:x="1.475cm" svg:y="2.583cm" svg:width="16.45cm" svg:height="11.334cm"/>
          <chart:axis chart:dimension="x" chart:name="primary-x" chart:style-name="ch5">
            <chart:title svg:x="9.452cm" svg:y="14.452cm" chart:style-name="ch6">
              <text:p>Vin</text:p>
            </chart:title>
          </chart:axis>
          <chart:axis chart:dimension="y" chart:name="primary-y" chart:style-name="ch5">
            <chart:title svg:x="0.451cm" svg:y="8.68cm" chart:style-name="ch7">
              <text:p>Vout</text:p>
            </chart:title>
            <chart:grid chart:style-name="ch8" chart:class="major"/>
          </chart:axis>
          <chart:series chart:style-name="ch9" chart:values-cell-range-address="'vin-vout'.C21:'vin-vout'.C868" chart:label-cell-address="'vin-vout'.C20:'vin-vout'.C20" chart:class="chart:scatter">
            <chart:domain table:cell-range-address="'vin-vout'.B21:'vin-vout'.B868"/>
            <chart:data-point chart:repeated="8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.9</text:p>
                <draw:g>
                  <svg:desc>'vin-vout'.C20:'vin-vout'.C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5">
                <text:p>1.35</text:p>
                <draw:g>
                  <svg:desc>'vin-vout'.B21:'vin-vout'.B868</svg:desc>
                </draw:g>
              </table:table-cell>
              <table:table-cell office:value-type="float" office:value="0.9">
                <text:p>0.9</text:p>
                <draw:g>
                  <svg:desc>'vin-vout'.C21:'vin-vout'.C8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06">
                <text:p>0.2506</text:p>
              </table:table-cell>
              <table:table-cell office:value-type="float" office:value="0.4329">
                <text:p>0.4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371">
                <text:p>0.001371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">
                <text:p>-0.0000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7">
                <text:p>-0.000036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5">
                <text:p>0.00003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03">
                <text:p>0.58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571">
                <text:p>0.6571</text:p>
              </table:table-cell>
              <table:table-cell office:value-type="float" office:value="0.4661">
                <text:p>0.46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897">
                <text:p>0.8897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65">
                <text:p>1.065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96">
                <text:p>1.09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08">
                <text:p>1.1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15">
                <text:p>1.115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35">
                <text:p>1.135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78">
                <text:p>1.17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98">
                <text:p>1.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35">
                <text:p>1.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16">
                <text:p>1.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5">
                <text:p>1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06">
                <text:p>0.2506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366">
                <text:p>0.00136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01">
                <text:p>-0.000069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8">
                <text:p>-0.000036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6">
                <text:p>0.000033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899">
                <text:p>0.000098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803">
                <text:p>0.58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571">
                <text:p>0.6571</text:p>
              </table:table-cell>
              <table:table-cell office:value-type="float" office:value="0.4661">
                <text:p>0.46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897">
                <text:p>0.8897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65">
                <text:p>1.065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96">
                <text:p>1.09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08">
                <text:p>1.1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15">
                <text:p>1.115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35">
                <text:p>1.135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78">
                <text:p>1.17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98">
                <text:p>1.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35">
                <text:p>1.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16">
                <text:p>1.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5">
                <text:p>1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06">
                <text:p>0.2506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366">
                <text:p>0.00136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01">
                <text:p>-0.000069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8">
                <text:p>-0.000036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6">
                <text:p>0.00003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899">
                <text:p>0.000098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803">
                <text:p>0.58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571">
                <text:p>0.6571</text:p>
              </table:table-cell>
              <table:table-cell office:value-type="float" office:value="0.4661">
                <text:p>0.46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897">
                <text:p>0.8897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65">
                <text:p>1.065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96">
                <text:p>1.09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08">
                <text:p>1.1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15">
                <text:p>1.115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35">
                <text:p>1.135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78">
                <text:p>1.17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98">
                <text:p>1.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35">
                <text:p>1.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16">
                <text:p>1.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5">
                <text:p>1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506">
                <text:p>0.2506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366">
                <text:p>0.00136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01">
                <text:p>-0.000069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8">
                <text:p>-0.000036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6">
                <text:p>0.000033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899">
                <text:p>0.000098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803">
                <text:p>0.58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71">
                <text:p>0.6571</text:p>
              </table:table-cell>
              <table:table-cell office:value-type="float" office:value="0.4661">
                <text:p>0.46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897">
                <text:p>0.8897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65">
                <text:p>1.065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96">
                <text:p>1.09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08">
                <text:p>1.1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15">
                <text:p>1.115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35">
                <text:p>1.135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78">
                <text:p>1.17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98">
                <text:p>1.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35">
                <text:p>1.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316">
                <text:p>1.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35">
                <text:p>1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506">
                <text:p>0.2506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366">
                <text:p>0.00136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01">
                <text:p>-0.000069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8">
                <text:p>-0.000036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6">
                <text:p>0.000033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899">
                <text:p>0.000098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803">
                <text:p>0.58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571">
                <text:p>0.6571</text:p>
              </table:table-cell>
              <table:table-cell office:value-type="float" office:value="0.4661">
                <text:p>0.46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897">
                <text:p>0.8897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065">
                <text:p>1.065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96">
                <text:p>1.09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08">
                <text:p>1.1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15">
                <text:p>1.115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35">
                <text:p>1.135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78">
                <text:p>1.17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98">
                <text:p>1.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35">
                <text:p>1.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316">
                <text:p>1.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5">
                <text:p>1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506">
                <text:p>0.2506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366">
                <text:p>0.00136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01">
                <text:p>-0.000069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8">
                <text:p>-0.000036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6">
                <text:p>0.000033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899">
                <text:p>0.000098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803">
                <text:p>0.58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571">
                <text:p>0.6571</text:p>
              </table:table-cell>
              <table:table-cell office:value-type="float" office:value="0.4661">
                <text:p>0.46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897">
                <text:p>0.8897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065">
                <text:p>1.065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096">
                <text:p>1.09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108">
                <text:p>1.1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115">
                <text:p>1.115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135">
                <text:p>1.135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178">
                <text:p>1.17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198">
                <text:p>1.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235">
                <text:p>1.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316">
                <text:p>1.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35">
                <text:p>1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506">
                <text:p>0.2506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1366">
                <text:p>0.00136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01">
                <text:p>-0.000069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8">
                <text:p>-0.000036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6">
                <text:p>0.000033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899">
                <text:p>0.000098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803">
                <text:p>0.58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6571">
                <text:p>0.6571</text:p>
              </table:table-cell>
              <table:table-cell office:value-type="float" office:value="0.4661">
                <text:p>0.46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897">
                <text:p>0.8897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065">
                <text:p>1.065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096">
                <text:p>1.09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108">
                <text:p>1.1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115">
                <text:p>1.115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135">
                <text:p>1.135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178">
                <text:p>1.17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198">
                <text:p>1.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235">
                <text:p>1.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316">
                <text:p>1.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35">
                <text:p>1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506">
                <text:p>0.2506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1366">
                <text:p>0.00136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01">
                <text:p>-0.000069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8">
                <text:p>-0.000036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6">
                <text:p>0.000033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899">
                <text:p>0.000098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803">
                <text:p>0.58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571">
                <text:p>0.6571</text:p>
              </table:table-cell>
              <table:table-cell office:value-type="float" office:value="0.4661">
                <text:p>0.46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897">
                <text:p>0.8897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065">
                <text:p>1.065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096">
                <text:p>1.09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08">
                <text:p>1.1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115">
                <text:p>1.115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35">
                <text:p>1.135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178">
                <text:p>1.17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198">
                <text:p>1.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235">
                <text:p>1.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316">
                <text:p>1.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35">
                <text:p>1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506">
                <text:p>0.2506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1366">
                <text:p>0.00136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01">
                <text:p>-0.000069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8">
                <text:p>-0.000036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6">
                <text:p>0.000033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899">
                <text:p>0.000098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803">
                <text:p>0.58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571">
                <text:p>0.6571</text:p>
              </table:table-cell>
              <table:table-cell office:value-type="float" office:value="0.4661">
                <text:p>0.46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897">
                <text:p>0.8897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065">
                <text:p>1.065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096">
                <text:p>1.09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108">
                <text:p>1.1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115">
                <text:p>1.115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135">
                <text:p>1.135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178">
                <text:p>1.17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198">
                <text:p>1.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235">
                <text:p>1.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316">
                <text:p>1.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35">
                <text:p>1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506">
                <text:p>0.2506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1366">
                <text:p>0.00136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01">
                <text:p>-0.000069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8">
                <text:p>-0.000036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6">
                <text:p>0.000033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899">
                <text:p>0.000098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803">
                <text:p>0.58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6571">
                <text:p>0.6571</text:p>
              </table:table-cell>
              <table:table-cell office:value-type="float" office:value="0.4661">
                <text:p>0.46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897">
                <text:p>0.8897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065">
                <text:p>1.065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096">
                <text:p>1.09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108">
                <text:p>1.1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115">
                <text:p>1.115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135">
                <text:p>1.135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178">
                <text:p>1.17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198">
                <text:p>1.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235">
                <text:p>1.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16">
                <text:p>1.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35">
                <text:p>1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506">
                <text:p>0.2506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1366">
                <text:p>0.00136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01">
                <text:p>-0.000069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8">
                <text:p>-0.000036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6">
                <text:p>0.000033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899">
                <text:p>0.000098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803">
                <text:p>0.58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571">
                <text:p>0.6571</text:p>
              </table:table-cell>
              <table:table-cell office:value-type="float" office:value="0.4661">
                <text:p>0.466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8897">
                <text:p>0.8897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065">
                <text:p>1.065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096">
                <text:p>1.09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108">
                <text:p>1.1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115">
                <text:p>1.115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135">
                <text:p>1.135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178">
                <text:p>1.17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198">
                <text:p>1.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235">
                <text:p>1.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316">
                <text:p>1.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35">
                <text:p>1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2506">
                <text:p>0.2506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1366">
                <text:p>0.00136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01">
                <text:p>-0.000069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8">
                <text:p>-0.000036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6">
                <text:p>0.000033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899">
                <text:p>0.000098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803">
                <text:p>0.58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6571">
                <text:p>0.6571</text:p>
              </table:table-cell>
              <table:table-cell office:value-type="float" office:value="0.4661">
                <text:p>0.466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897">
                <text:p>0.8897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065">
                <text:p>1.065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096">
                <text:p>1.09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108">
                <text:p>1.1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115">
                <text:p>1.115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135">
                <text:p>1.135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178">
                <text:p>1.17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198">
                <text:p>1.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235">
                <text:p>1.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316">
                <text:p>1.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35">
                <text:p>1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506">
                <text:p>0.2506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1366">
                <text:p>0.00136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01">
                <text:p>-0.0000690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8">
                <text:p>-0.0000362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6">
                <text:p>0.000033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899">
                <text:p>0.000098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803">
                <text:p>0.58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6571">
                <text:p>0.6571</text:p>
              </table:table-cell>
              <table:table-cell office:value-type="float" office:value="0.4661">
                <text:p>0.466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897">
                <text:p>0.8897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065">
                <text:p>1.065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096">
                <text:p>1.09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108">
                <text:p>1.1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115">
                <text:p>1.115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135">
                <text:p>1.135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178">
                <text:p>1.17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198">
                <text:p>1.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235">
                <text:p>1.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316">
                <text:p>1.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35">
                <text:p>1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506">
                <text:p>0.2506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1366">
                <text:p>0.00136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01">
                <text:p>-0.000069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8">
                <text:p>-0.0000362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6">
                <text:p>0.0000333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899">
                <text:p>0.000098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803">
                <text:p>0.58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6571">
                <text:p>0.6571</text:p>
              </table:table-cell>
              <table:table-cell office:value-type="float" office:value="0.4661">
                <text:p>0.466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8897">
                <text:p>0.8897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065">
                <text:p>1.065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096">
                <text:p>1.09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108">
                <text:p>1.1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115">
                <text:p>1.115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135">
                <text:p>1.135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178">
                <text:p>1.17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198">
                <text:p>1.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235">
                <text:p>1.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316">
                <text:p>1.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35">
                <text:p>1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506">
                <text:p>0.2506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1366">
                <text:p>0.00136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01">
                <text:p>-0.0000690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8">
                <text:p>-0.0000362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6">
                <text:p>0.0000333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899">
                <text:p>0.0000989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5803">
                <text:p>0.58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571">
                <text:p>0.6571</text:p>
              </table:table-cell>
              <table:table-cell office:value-type="float" office:value="0.4661">
                <text:p>0.466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8897">
                <text:p>0.8897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065">
                <text:p>1.065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096">
                <text:p>1.09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108">
                <text:p>1.1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115">
                <text:p>1.115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135">
                <text:p>1.135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178">
                <text:p>1.17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198">
                <text:p>1.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235">
                <text:p>1.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316">
                <text:p>1.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35">
                <text:p>1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506">
                <text:p>0.2506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1366">
                <text:p>0.00136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01">
                <text:p>-0.0000690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8">
                <text:p>-0.0000362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6">
                <text:p>0.0000333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899">
                <text:p>0.0000989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5803">
                <text:p>0.58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571">
                <text:p>0.6571</text:p>
              </table:table-cell>
              <table:table-cell office:value-type="float" office:value="0.4661">
                <text:p>0.466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8897">
                <text:p>0.8897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065">
                <text:p>1.065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096">
                <text:p>1.09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108">
                <text:p>1.1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115">
                <text:p>1.115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135">
                <text:p>1.135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178">
                <text:p>1.17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198">
                <text:p>1.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235">
                <text:p>1.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316">
                <text:p>1.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35">
                <text:p>1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2506">
                <text:p>0.2506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1366">
                <text:p>0.00136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01">
                <text:p>-0.000069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8">
                <text:p>-0.000036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6">
                <text:p>0.0000333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899">
                <text:p>0.0000989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5803">
                <text:p>0.58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6571">
                <text:p>0.6571</text:p>
              </table:table-cell>
              <table:table-cell office:value-type="float" office:value="0.4661">
                <text:p>0.466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8897">
                <text:p>0.8897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065">
                <text:p>1.065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096">
                <text:p>1.09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108">
                <text:p>1.1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115">
                <text:p>1.115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135">
                <text:p>1.135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178">
                <text:p>1.17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198">
                <text:p>1.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235">
                <text:p>1.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316">
                <text:p>1.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35">
                <text:p>1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506">
                <text:p>0.2506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1366">
                <text:p>0.00136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01">
                <text:p>-0.000069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8">
                <text:p>-0.0000362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6">
                <text:p>0.0000333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899">
                <text:p>0.0000989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5803">
                <text:p>0.58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6571">
                <text:p>0.6571</text:p>
              </table:table-cell>
              <table:table-cell office:value-type="float" office:value="0.4661">
                <text:p>0.466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8897">
                <text:p>0.8897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065">
                <text:p>1.065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096">
                <text:p>1.09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108">
                <text:p>1.1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115">
                <text:p>1.115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135">
                <text:p>1.135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178">
                <text:p>1.17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198">
                <text:p>1.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235">
                <text:p>1.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316">
                <text:p>1.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35">
                <text:p>1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2506">
                <text:p>0.2506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1366">
                <text:p>0.00136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01">
                <text:p>-0.0000690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8">
                <text:p>-0.000036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6">
                <text:p>0.000033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899">
                <text:p>0.0000989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5803">
                <text:p>0.58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6571">
                <text:p>0.6571</text:p>
              </table:table-cell>
              <table:table-cell office:value-type="float" office:value="0.4661">
                <text:p>0.466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897">
                <text:p>0.8897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065">
                <text:p>1.065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096">
                <text:p>1.09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108">
                <text:p>1.1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115">
                <text:p>1.115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135">
                <text:p>1.135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178">
                <text:p>1.17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198">
                <text:p>1.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235">
                <text:p>1.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316">
                <text:p>1.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35">
                <text:p>1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349">
                <text:p>1.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345">
                <text:p>1.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303">
                <text:p>1.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178">
                <text:p>1.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153">
                <text:p>1.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112">
                <text:p>1.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96">
                <text:p>0.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7403">
                <text:p>0.7403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5855">
                <text:p>0.585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45">
                <text:p>0.45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3527">
                <text:p>0.3527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2506">
                <text:p>0.2506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1366">
                <text:p>0.00136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1726">
                <text:p>-0.1726</text:p>
              </table:table-cell>
              <table:table-cell office:value-type="float" office:value="0.03684">
                <text:p>0.0368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2781">
                <text:p>-0.2781</text:p>
              </table:table-cell>
              <table:table-cell office:value-type="float" office:value="-0.001088">
                <text:p>-0.00108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3153">
                <text:p>-0.3153</text:p>
              </table:table-cell>
              <table:table-cell office:value-type="float" office:value="-0.00006901">
                <text:p>-0.0000690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3367">
                <text:p>-0.3367</text:p>
              </table:table-cell>
              <table:table-cell office:value-type="float" office:value="0.00004478">
                <text:p>0.0000447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3934">
                <text:p>-0.3934</text:p>
              </table:table-cell>
              <table:table-cell office:value-type="float" office:value="-0.00003628">
                <text:p>-0.0000362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4456">
                <text:p>-0.4456</text:p>
              </table:table-cell>
              <table:table-cell office:value-type="float" office:value="0.00003336">
                <text:p>0.0000333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45">
                <text:p>-0.45</text:p>
              </table:table-cell>
              <table:table-cell office:value-type="float" office:value="-0.00002853">
                <text:p>-0.0000285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4493">
                <text:p>-0.4493</text:p>
              </table:table-cell>
              <table:table-cell office:value-type="float" office:value="-0.000002769">
                <text:p>-0.00000276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4447">
                <text:p>-0.4447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4015">
                <text:p>-0.4015</text:p>
              </table:table-cell>
              <table:table-cell office:value-type="float" office:value="-0.000001901">
                <text:p>-0.00000190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2781">
                <text:p>-0.2781</text:p>
              </table:table-cell>
              <table:table-cell office:value-type="float" office:value="0.000002768">
                <text:p>0.00000276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2528">
                <text:p>-0.2528</text:p>
              </table:table-cell>
              <table:table-cell office:value-type="float" office:value="0.0000005355">
                <text:p>0.00000053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2118">
                <text:p>-0.2118</text:p>
              </table:table-cell>
              <table:table-cell office:value-type="float" office:value="0.0000004271">
                <text:p>0.000000427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05991">
                <text:p>-0.05991</text:p>
              </table:table-cell>
              <table:table-cell office:value-type="float" office:value="0.00009899">
                <text:p>0.0000989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1598">
                <text:p>0.1598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328">
                <text:p>0.3328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45">
                <text:p>0.45</text:p>
              </table:table-cell>
              <table:table-cell office:value-type="float" office:value="0.2675">
                <text:p>0.26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